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0.82mm"/>
    </style:style>
    <style:style style:name="co2" style:family="table-column">
      <style:table-column-properties fo:break-before="auto" style:column-width="78.11mm"/>
    </style:style>
    <style:style style:name="co3" style:family="table-column">
      <style:table-column-properties fo:break-before="auto" style:column-width="79.3mm"/>
    </style:style>
    <style:style style:name="co4" style:family="table-column">
      <style:table-column-properties fo:break-before="auto" style:column-width="162.91mm"/>
    </style:style>
    <style:style style:name="co5" style:family="table-column">
      <style:table-column-properties fo:break-before="auto" style:column-width="18.52mm"/>
    </style:style>
    <style:style style:name="ro1" style:family="table-row">
      <style:table-row-properties style:row-height="5.5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ro4" style:family="table-row">
      <style:table-row-properties style:row-height="5.5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1.76pt solid #000000" fo:background-color="#00206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fo:border-bottom="1.76pt solid #000000" fo:background-color="#0070c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table-cell-properties fo:background-color="#0070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fo:border-bottom="1.76pt solid #000000" fo:background-color="#007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table-cell-properties fo:background-color="#7030a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bottom="none" fo:background-color="#7030a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bottom="1.76pt solid #000000" fo:background-color="#7030a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table-cell-properties fo:background-color="#ffff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table-cell-properties fo:border-bottom="none" fo:background-color="#ffff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table-cell-properties fo:border-bottom="1.76pt solid #000000" fo:background-color="#ffff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fo:border-bottom="none"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fo:border-bottom="1.76pt solid #000000"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Default">
      <style:table-cell-properties fo:background-color="#00b05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fo:border-bottom="none" fo:background-color="#00b05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 style:family="table-cell" style:parent-style-name="Default">
      <style:table-cell-properties fo:border-bottom="1.76pt solid #000000" fo:background-color="#00b05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fo:border-bottom="1.76pt solid #000000" fo:background-color="#00206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5"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8"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9"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1"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2" style:family="text">
      <style:text-properties style:font-name="Times New Roman" fo:color="#000000" style:font-style-asian="normal" style:font-weight-complex="normal" style:font-weight-asian="normal" style:font-size-complex="12pt" style:font-size-asian="12pt" style:font-name-complex="Times New Roman" fo:text-shadow="none" style:text-position="0% 100%" style:text-outline="false" fo:font-style="normal" style:text-line-through-type="none" style:text-underline-style="none" style:text-underline-color="font-color" fo:font-weight="normal" fo:font-size="12pt" style:font-style-complex="normal"/>
    </style:style>
    <style:style style:name="T3" style:family="text">
      <style:text-properties style:font-name="Times New Roman" fo:color="#000000" style:font-style-asian="normal" style:font-weight-complex="normal" style:font-weight-asian="normal" style:font-name-complex="Times New Roman" fo:text-shadow="none" style:text-position="0% 100%" style:text-outline="false" fo:font-style="normal" style:text-line-through-type="none" style:text-underline-style="none" style:text-underline-color="font-color" fo:font-weight="normal" style:font-style-complex="normal" fo:font-size="10pt" style:font-size-asian="10pt" style:font-size-complex="10pt"/>
    </style:style>
    <style:style style:name="T4" style:family="text">
      <style:text-properties fo:color="#212121"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5" style:family="text">
      <style:text-properties fo:text-shadow="none" style:font-name="Times New Roman" fo:font-size="10pt" fo:font-weight="normal" style:text-underline-style="none" style:text-underline-color="font-color" style:text-line-through-type="none" fo:font-style="normal" style:text-outline="false" style:text-position="0% 100%" fo:color="#000000" style:font-name-complex="Times New Roman" style:font-size-asian="10pt" style:font-size-complex="10pt" style:font-weight-asian="normal" style:font-weight-complex="normal" style:font-style-asian="normal" style:font-style-complex="normal"/>
    </style:style>
    <style:style style:name="T6" style:family="text">
      <style:text-properties fo:text-shadow="none" style:font-name="Times New Roman" fo:font-size="10pt" style:text-underline-style="none" style:text-underline-color="font-color" style:text-line-through-type="none" fo:font-style="normal" style:text-outline="false" style:text-position="0% 100%" fo:color="#000000" style:font-name-complex="Times New Roman" style:font-size-asian="10pt" style:font-size-complex="10pt" style:font-style-asian="normal" style:font-style-complex="normal" fo:font-weight="bold" style:font-weight-asian="bold" style:font-weight-complex="bold"/>
    </style:style>
    <style:style style:name="T7" style:family="text">
      <style:text-properties fo:text-shadow="none" style:font-name="Times New Roman" fo:font-size="10pt" style:text-underline-style="none" style:text-underline-color="font-color" style:text-line-through-type="none" fo:font-style="normal" style:text-outline="false" style:text-position="0% 100%" fo:color="#000000" style:font-name-complex="Times New Roman" style:font-size-asian="10pt" style:font-size-complex="10pt" style:font-style-asian="normal" style:font-style-complex="normal" fo:font-weight="normal" style:font-weight-asian="normal" style:font-weight-complex="normal"/>
    </style:style>
    <style:style style:name="T8" style:family="text">
      <style:text-properties style:text-position="0% 100%" style:font-style-complex="normal" style:font-style-asian="normal" style:font-weight-complex="normal" style:font-weight-asian="normal" style:font-size-complex="10pt" style:font-size-asian="10pt" style:font-name-complex="Times New Roman" fo:color="#000000" fo:text-shadow="none" style:text-outline="false" fo:font-style="normal" style:text-line-through-type="none" style:text-underline-style="none" style:text-underline-color="font-color" fo:font-weight="normal" fo:font-size="10pt" style:font-name="Times New Roman"/>
    </style:style>
    <style:style style:name="T9" style:family="text">
      <style:text-properties style:font-name="Times New Roman" style:font-style-complex="normal" style:font-style-asian="normal" style:font-weight-complex="normal" style:font-weight-asian="normal" style:font-size-complex="10pt" style:font-size-asian="10pt" style:font-name-complex="Times New Roman" fo:color="#000000" style:text-position="0% 100%" style:text-outline="false" fo:font-style="normal" style:text-line-through-type="none" style:text-underline-style="none" style:text-underline-color="font-color" fo:font-weight="normal" fo:font-size="10pt" fo:text-shadow="none"/>
    </style:style>
    <style:style style:name="T10" style:family="text">
      <style:text-properties style:font-name="Times New Roman" style:font-style-complex="normal"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11" style:family="text">
      <style:text-properties style:font-style-complex="normal" fo:text-shadow="none" style:font-style-asian="normal" style:font-weight-complex="normal" style:font-weight-asian="normal" style:font-size-complex="10pt" style:font-size-asian="10pt" style:font-name-complex="Times New Roman" fo:color="#000000" style:text-position="0% 100%" style:text-outline="false" fo:font-style="normal" style:text-line-through-type="none" style:text-underline-style="none" style:text-underline-color="font-color" fo:font-weight="normal" fo:font-size="10pt" style:font-name="Times New Roman"/>
    </style:style>
    <style:style style:name="T12" style:family="text">
      <style:text-properties style:font-style-complex="normal" fo:text-shadow="none"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style:font-name="Times New Roman" fo:font-weight="bold" style:font-weight-asian="bold" style:font-weight-complex="bold"/>
    </style:style>
    <style:style style:name="T13" style:family="text">
      <style:text-properties style:font-style-complex="normal" fo:text-shadow="none"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style:font-name="Times New Roman" fo:font-weight="normal" style:font-weight-asian="normal" style:font-weight-complex="normal"/>
    </style:style>
    <style:style style:name="T14" style:family="text">
      <style:text-properties style:font-style-complex="normal" fo:color="#000000" fo:text-shadow="none" style:font-style-asian="normal" style:font-weight-complex="normal" style:font-weight-asian="normal" style:font-size-complex="10pt" style:font-size-asian="10pt" style:font-name-complex="Times New Roman" style:text-outline="false" fo:font-style="normal" style:text-line-through-type="none" style:text-underline-style="none" style:text-underline-color="font-color" fo:font-weight="normal" fo:font-size="10pt" style:font-name="Times New Roman" style:text-position="0% 100%"/>
    </style:style>
    <style:style style:name="T15" style:family="text">
      <style:text-properties style:font-style-complex="normal" fo:color="#000000" fo:text-shadow="none" style:font-style-asian="normal" style:font-size-complex="10pt" style:font-size-asian="10pt" style:font-name-complex="Times New Roman" style:text-outline="false" fo:font-style="normal" style:text-line-through-type="none" style:text-underline-style="none" style:text-underline-color="font-color" fo:font-size="10pt" style:font-name="Times New Roman" style:text-position="0% 100%" style:font-weight-complex="bold" fo:font-weight="bold" style:font-weight-asian="bold"/>
    </style:style>
    <style:style style:name="T16" style:family="text">
      <style:text-properties style:font-style-complex="normal" fo:color="#000000" fo:text-shadow="none" style:font-style-asian="normal" style:font-size-complex="10pt" style:font-size-asian="10pt" style:font-name-complex="Times New Roman" style:text-outline="false" fo:font-style="normal" style:text-line-through-type="none" style:text-underline-style="none" style:text-underline-color="font-color" fo:font-size="10pt" style:font-name="Times New Roman" style:text-position="0% 100%" fo:font-weight="normal" style:font-weight-asian="normal" style:font-weight-complex="normal"/>
    </style:style>
    <style:style style:name="T17" style:family="text">
      <style:text-properties style:font-style-complex="normal" fo:color="#000000" fo:text-shadow="none" style:font-style-asian="normal" style:font-size-complex="10pt" style:font-size-asian="10pt" style:font-name-complex="Times New Roman" style:text-outline="false" fo:font-style="normal" style:text-line-through-type="none" style:text-underline-style="none" style:text-underline-color="font-color" fo:font-size="10pt" style:font-name="Times New Roman" style:text-position="0% 100%" fo:font-weight="bold" style:font-weight-asian="bold" style:font-weight-complex="bold"/>
    </style:style>
    <style:style style:name="T18" style:family="text">
      <style:text-properties style:font-name="Times New Roman" style:font-style-complex="normal" style:font-style-asian="normal" style:font-weight-complex="bold" style:font-weight-asian="bold" style:font-size-complex="10pt" style:font-size-asian="10pt" style:font-name-complex="Times New Roman" fo:color="#000000" style:text-position="0% 100%" style:text-outline="false" fo:font-style="normal" style:text-line-through-type="none" style:text-underline-style="none" style:text-underline-color="font-color" fo:font-weight="bold" fo:font-size="10pt" fo:text-shadow="none"/>
    </style:style>
    <style:style style:name="T19" style:family="text">
      <style:text-properties style:font-name="Times New Roman" style:font-style-complex="normal"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20" style:family="text">
      <style:text-properties style:font-style-complex="normal" style:font-name="Times New Roman" style:font-style-asian="normal" style:font-weight-complex="normal" style:font-weight-asian="normal" style:font-size-complex="10pt" style:font-size-asian="10pt" style:font-name-complex="Times New Roman" style:text-position="0% 100%" fo:color="#00b050" style:text-outline="false" fo:font-style="normal" style:text-line-through-type="none" style:text-underline-style="none" style:text-underline-color="font-color" fo:font-weight="normal" fo:font-size="10pt" fo:text-shadow="none"/>
    </style:style>
    <style:style style:name="T21" style:family="text">
      <style:text-properties style:font-style-complex="normal" style:font-name="Times New Roman" style:font-style-asian="normal" style:font-weight-complex="normal" style:font-weight-asian="normal" style:font-size-complex="10pt" style:font-size-asian="10pt" style:font-name-complex="Times New Roman" style:text-position="0% 100%" style:text-outline="false" fo:font-style="normal" style:text-line-through-type="none" style:text-underline-style="none" style:text-underline-color="font-color" fo:font-weight="normal" fo:font-size="10pt" fo:text-shadow="none" fo:color="#000000"/>
    </style:style>
    <style:style style:name="T22" style:family="text">
      <style:text-properties style:font-style-complex="normal" style:font-name="Times New Roman" fo:font-size="10pt" fo:font-weight="bold" style:text-underline-style="none" style:text-underline-color="font-color" style:text-line-through-type="none" fo:font-style="normal" style:text-outline="false" style:text-position="0% 100%" fo:text-shadow="none" style:font-name-complex="Times New Roman" style:font-size-asian="10pt" style:font-size-complex="10pt" style:font-weight-asian="bold" style:font-weight-complex="bold" style:font-style-asian="normal" fo:color="#000000"/>
    </style:style>
    <style:style style:name="T23" style:family="text">
      <style:text-properties style:font-style-complex="normal" style:font-name="Times New Roman" fo:font-size="10pt" style:text-underline-style="none" style:text-underline-color="font-color" style:text-line-through-type="none" fo:font-style="normal" style:text-outline="false" style:text-position="0% 100%" fo:text-shadow="none" style:font-name-complex="Times New Roman" style:font-size-asian="10pt" style:font-size-complex="10pt" style:font-style-asian="normal" fo:color="#000000" fo:font-weight="normal" style:font-weight-asian="normal" style:font-weight-complex="normal"/>
    </style:style>
    <style:style style:name="T24" style:family="text">
      <style:text-properties fo:text-shadow="none" fo:font-size="10pt" style:font-name="Times New Roman" style:font-style-asian="normal" style:font-weight-complex="normal" style:font-weight-asian="normal" style:font-size-complex="10pt" style:font-size-asian="10pt" style:font-name-complex="Times New Roman" fo:color="#000000" style:font-style-complex="normal" style:text-position="0% 100%" style:text-outline="false" fo:font-style="normal" style:text-line-through-type="none" style:text-underline-style="none" style:text-underline-color="font-color" fo:font-weight="normal"/>
    </style:style>
    <style:style style:name="T25" style:family="text">
      <style:text-properties fo:text-shadow="none" fo:font-size="10pt" style:font-name="Times New Roman" style:font-style-asian="normal" style:font-size-complex="10pt" style:font-size-asian="10pt" style:font-name-complex="Times New Roman"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26" style:family="text">
      <style:text-properties fo:text-shadow="none" fo:font-size="10pt" style:font-name="Times New Roman" style:font-style-asian="normal" style:font-size-complex="10pt" style:font-size-asian="10pt" style:font-name-complex="Times New Roman"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27" style:family="text">
      <style:text-properties fo:text-shadow="none" fo:font-size="10pt" style:font-name="Times New Roman" style:font-style-asian="normal" style:font-size-complex="10pt" style:font-size-asian="10pt" style:font-name-complex="Times New Roman"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28" style:family="text">
      <style:text-properties fo:text-shadow="none" fo:font-size="10pt" style:font-name="Times New Roman" style:font-style-asian="normal" style:font-size-complex="10pt" style:font-size-asian="10pt" style:font-name-complex="Times New Roman"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29" style:family="text">
      <style:text-properties fo:text-shadow="none" style:font-name="Times New Roman" style:font-style-asian="normal" style:font-weight-complex="normal" style:font-weight-asian="normal" style:font-size-complex="10pt" style:font-size-asian="10pt" style:font-name-complex="Times New Roman" fo:color="#000000" style:text-position="0% 100%" style:text-outline="false" fo:font-style="normal" style:text-line-through-type="none" style:text-underline-style="none" style:text-underline-color="font-color" fo:font-weight="normal" fo:font-size="10pt" style:font-style-complex="normal"/>
    </style:style>
    <style:style style:name="T30" style:family="text">
      <style:text-properties fo:text-shadow="none" style:font-name="Times New Roman"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style:font-style-complex="normal" fo:font-weight="bold" style:font-weight-asian="bold" style:font-weight-complex="bold"/>
    </style:style>
    <style:style style:name="T31" style:family="text">
      <style:text-properties fo:text-shadow="none" style:font-name="Times New Roman" style:font-style-asian="normal" style:font-size-complex="10pt" style:font-size-asian="10pt" style:font-name-complex="Times New Roman" fo:color="#000000" style:text-position="0% 100%" style:text-outline="false" fo:font-style="normal" style:text-line-through-type="none" style:text-underline-style="none" style:text-underline-color="font-color" fo:font-size="10pt"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Function</text:p>
          </table:table-cell>
          <table:table-cell table:style-name="ce19" office:value-type="string" calcext:value-type="string">
            <text:p>Category</text:p>
          </table:table-cell>
          <table:table-cell table:style-name="ce19" office:value-type="string" calcext:value-type="string">
            <text:p>Subcategory</text:p>
          </table:table-cell>
          <table:table-cell table:style-name="ce19" office:value-type="string" calcext:value-type="string">
            <text:p>Informative References</text:p>
          </table:table-cell>
          <table:table-cell table:number-columns-repeated="1020"/>
        </table:table-row>
        <table:table-row table:style-name="ro1">
          <table:table-cell table:style-name="ce2" office:value-type="string" calcext:value-type="string" table:number-columns-spanned="1" table:number-rows-spanned="129">
            <text:p>IDENTIFY (ID)</text:p>
          </table:table-cell>
          <table:table-cell table:style-name="ce20" office:value-type="string" calcext:value-type="string" table:number-columns-spanned="1" table:number-rows-spanned="31">
            <text:p>Asset Management (ID.AM): <text:span text:style-name="T1">The data, personnel, devices, systems, and facilities that enable the organization to achieve business purposes are identified and managed consistent with their relative importance to organizational objectives and the organization’s risk strategy.</text:span></text:p>
          </table:table-cell>
          <table:table-cell table:style-name="ce26" office:value-type="string" calcext:value-type="string" table:number-columns-spanned="1" table:number-rows-spanned="6">
            <text:p>ID.AM-1:<text:span text:style-name="T1"> Physical devices and systems within the organization are inventoried</text:span></text:p>
          </table:table-cell>
          <table:table-cell table:style-name="ce29" office:value-type="string" calcext:value-type="string">
            <text:p>·       CIS CSC <text:span text:style-name="T1">1</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BAI09.01, BAI09.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3-3:2013<text:span text:style-name="T1"> SR 7.8</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8.1.1, A.8.1.2</text:span></text:p>
          </table:table-cell>
          <table:table-cell table:number-columns-repeated="1020"/>
        </table:table-row>
        <table:table-row table:style-name="ro1">
          <table:covered-table-cell table:style-name="ce3"/>
          <table:covered-table-cell table:style-name="ce21"/>
          <table:covered-table-cell table:style-name="ce28"/>
          <table:table-cell table:style-name="ce28" office:value-type="string" calcext:value-type="string">
            <text:p>·       NIST SP 800-53<text:span text:style-name="T5"> </text:span><text:span text:style-name="T6">Rev. 4</text:span><text:span text:style-name="T7"> CM-8, PM-5</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6">
            <text:p>ID.AM-2:<text:span text:style-name="T1"> Software platforms and applications within the organization are inventoried</text:span></text:p>
          </table:table-cell>
          <table:table-cell table:style-name="ce29" office:value-type="string" calcext:value-type="string">
            <text:p>·       CIS CSC <text:span text:style-name="T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BAI09.01, BAI09.02, BAI09.05</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3-3:2013<text:span text:style-name="T1"> SR 7.8</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8.1.1, A.8.1.2, A.12.5.1</text:span></text:p>
          </table:table-cell>
          <table:table-cell table:number-columns-repeated="1020"/>
        </table:table-row>
        <table:table-row table:style-name="ro1">
          <table:covered-table-cell table:style-name="ce3"/>
          <table:covered-table-cell table:style-name="ce21"/>
          <table:covered-table-cell table:style-name="ce28"/>
          <table:table-cell table:style-name="ce28" office:value-type="string" calcext:value-type="string">
            <text:p>·       NIST SP 800-53<text:span text:style-name="T5"> </text:span><text:span text:style-name="T6">Rev. 4</text:span><text:span text:style-name="T7"> CM-8, PM-5</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AM-3: <text:span text:style-name="T1">Organizational communication and data flows are mapped</text:span></text:p>
          </table:table-cell>
          <table:table-cell table:style-name="ce29" office:value-type="string" calcext:value-type="string">
            <text:p>·       CIS CSC<text:span text:style-name="T1"> 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DSS05.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text:span text:style-name="T1"> 4.2.3.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13.2.1, A.13.2.2</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 Rev. 4<text:span text:style-name="T1"> AC-4, CA-3, CA-9, PL-8</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4">
            <text:p>ID.AM-4:<text:span text:style-name="T1"> External information systems are catalogued</text:span></text:p>
          </table:table-cell>
          <table:table-cell table:style-name="ce29" office:value-type="string" calcext:value-type="string">
            <text:p>·       CIS CSC <text:span text:style-name="T1">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02.02, APO10.04, DSS01.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11.2.6</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text:span><text:span text:style-name="T7"> AC-20, SA-9</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AM-5:<text:span text:style-name="T1"> Resources (e.g., hardware, devices, data, time, personnel, and software) are prioritized based on their classification, criticality, and business value </text:span></text:p>
          </table:table-cell>
          <table:table-cell table:style-name="ce29" office:value-type="string" calcext:value-type="string">
            <text:p>·       CIS CSC <text:span text:style-name="T1">13, 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03.03, APO03.04, APO12.01, BAI04.02, BAI09.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6</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8.2.1</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text:span><text:span text:style-name="T7"> CP-2, RA-2, SA-14, SC-6</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AM-6: <text:span text:style-name="T1">Cybersecurity roles and responsibilities for the entire workforce and third-party stakeholders (e.g., suppliers, customers, partners) are established</text:span></text:p>
          </table:table-cell>
          <table:table-cell table:style-name="ce29" office:value-type="string" calcext:value-type="string">
            <text:p>·       CIS CSC <text:span text:style-name="T1">17, 19</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01.02, APO07.06, APO13.01, DSS06.03</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9">4.3.2.3.3</text:span><text:span text:style-name="T10"> </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A.6.1.1</text:span></text:p>
          </table:table-cell>
          <table:table-cell table:number-columns-repeated="1020"/>
        </table:table-row>
        <table:table-row table:style-name="ro1">
          <table:covered-table-cell table:style-name="ce3"/>
          <table:covered-table-cell table:style-name="ce22"/>
          <table:covered-table-cell table:style-name="ce28"/>
          <table:table-cell table:style-name="ce30" office:value-type="string" calcext:value-type="string">
            <text:p>·       NIST SP 800-53 Rev. 4 <text:span text:style-name="T1">CP-2, PS-7, PM-11</text:span></text:p>
          </table:table-cell>
          <table:table-cell table:number-columns-repeated="1020"/>
        </table:table-row>
        <table:table-row table:style-name="ro1">
          <table:covered-table-cell table:style-name="ce3"/>
          <table:table-cell table:style-name="ce20" office:value-type="string" calcext:value-type="string" table:number-columns-spanned="1" table:number-rows-spanned="15">
            <text:p>Business Environment (ID.BE): <text:span text:style-name="T1">The organization’s mission, objectives, stakeholders, and activities are understood and prioritized; this information is used to inform cybersecurity roles, responsibilities, and risk management decisions.</text:span></text:p>
          </table:table-cell>
          <table:table-cell table:style-name="ce26" office:value-type="string" calcext:value-type="string" table:number-columns-spanned="1" table:number-rows-spanned="3">
            <text:p>ID.BE-1: <text:span text:style-name="T1">The organization’s role in the supply chain is identified and communicated</text:span></text:p>
          </table:table-cell>
          <table:table-cell table:style-name="ce29" office:value-type="string" calcext:value-type="string">
            <text:p>·       COBIT 5 <text:span text:style-name="T5">APO08.01,</text:span><text:span text:style-name="T6"> </text:span><text:span text:style-name="T7">APO08.04, APO08.05, APO10.03, APO10.04, APO10.05</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15.1.1, A.15.1.2, A.15.1.3, A.15.2.1, A.15.2.2</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text:span><text:span text:style-name="T7"> CP-2, SA-12</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3">
            <text:p>ID.BE-2: <text:span text:style-name="T1">The organization’s place in critical infrastructure and its industry sector is identified and communicated</text:span></text:p>
          </table:table-cell>
          <table:table-cell table:style-name="ce29" office:value-type="string" calcext:value-type="string">
            <text:p>·       COBIT 5 <text:span text:style-name="T1">APO02.06, APO03.01</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4.1</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PM-8</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3">
            <text:p>ID.BE-3: <text:span text:style-name="T1">Priorities for organizational mission, objectives, and activities are established and communicated</text:span></text:p>
          </table:table-cell>
          <table:table-cell table:style-name="ce29" office:value-type="string" calcext:value-type="string">
            <text:p>·       COBIT 5 <text:span text:style-name="T1">APO02.01, APO02.06, APO03.01</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2.1, 4.2.3.6</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PM-11, SA-14</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3">
            <text:p>ID.BE-4:<text:span text:style-name="T1"> Dependencies and critical functions for delivery of critical services are established</text:span></text:p>
          </table:table-cell>
          <table:table-cell table:style-name="ce29" office:value-type="string" calcext:value-type="string">
            <text:p>·       COBIT 5 <text:span text:style-name="T1">APO10.01, BAI04.02, BAI09.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A.11.2.2, A.11.2.3, A.12.1.3</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 Rev. 4<text:span text:style-name="T1"> CP-8, PE-9, PE-11, PM-8, SA-14</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3">
            <text:p>ID.BE-5:<text:span text:style-name="T1"> Resilience requirements to support delivery of critical services are established for all operating states (e.g. under duress/attack, during recovery, normal operations)</text:span></text:p>
          </table:table-cell>
          <table:table-cell table:style-name="ce29" office:value-type="string" calcext:value-type="string">
            <text:p>·       COBIT 5 <text:span text:style-name="T5">BAI03.02,</text:span><text:span text:style-name="T6"> </text:span><text:span text:style-name="T7">DSS04.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4">A.11.1.4,</text:span><text:span text:style-name="T15"> </text:span><text:span text:style-name="T16">A.17.1.1,</text:span><text:span text:style-name="T17"> </text:span><text:span text:style-name="T16">A.17.1.2, A.17.2.1</text:span></text:p>
          </table:table-cell>
          <table:table-cell table:number-columns-repeated="1020"/>
        </table:table-row>
        <table:table-row table:style-name="ro1">
          <table:covered-table-cell table:style-name="ce3"/>
          <table:covered-table-cell table:style-name="ce22"/>
          <table:covered-table-cell table:style-name="ce28"/>
          <table:table-cell table:style-name="ce30" office:value-type="string" calcext:value-type="string">
            <text:p>·       NIST SP 800-53<text:span text:style-name="T5"> </text:span><text:span text:style-name="T6">Rev. 4 </text:span><text:span text:style-name="T7">CP-2, CP-11, SA-13, SA-14</text:span></text:p>
          </table:table-cell>
          <table:table-cell table:number-columns-repeated="1020"/>
        </table:table-row>
        <table:table-row table:style-name="ro1">
          <table:covered-table-cell table:style-name="ce3"/>
          <table:table-cell table:style-name="ce20" office:value-type="string" calcext:value-type="string" table:number-columns-spanned="1" table:number-rows-spanned="19">
            <text:p>Governance (ID.GV): <text:span text:style-name="T1">The policies, procedures, and processes to manage and monitor the organization’s regulatory, legal, risk, environmental, and operational requirements are understood and inform the management of cybersecurity risk.</text:span></text:p>
          </table:table-cell>
          <table:table-cell table:style-name="ce26" office:value-type="string" calcext:value-type="string" table:number-columns-spanned="1" table:number-rows-spanned="5">
            <text:p>ID.GV-1: <text:span text:style-name="T1">Organizational cybersecurity policy is established and communicated</text:span></text:p>
          </table:table-cell>
          <table:table-cell table:style-name="ce29" office:value-type="string" calcext:value-type="string">
            <text:p>·       CIS CSC <text:span text:style-name="T1">19</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01.03, APO13.01, EDM01.01, EDM01.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3.2.6</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5.1.1</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 </text:span><text:span text:style-name="T7">-1 controls from all security control families </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GV-2: <text:span text:style-name="T1">Cybersecurity roles and responsibilities are coordinated and aligned with internal roles and external partners</text:span></text:p>
          </table:table-cell>
          <table:table-cell table:style-name="ce29" office:value-type="string" calcext:value-type="string">
            <text:p>·       CIS CSC <text:span text:style-name="T1">19</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text:span text:style-name="T1"> APO01.02, APO10.03, APO13.02, DSS05.0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3.2.3.3</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6.1.1, A.7.2.1, A.15.1.1</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4"> </text:span><text:span text:style-name="T15">Rev. 4 </text:span><text:span text:style-name="T16">PS-7,</text:span><text:span text:style-name="T17"> </text:span><text:span text:style-name="T16">PM-1, PM-2</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GV-3: <text:span text:style-name="T1">Legal and regulatory requirements regarding cybersecurity, including privacy and civil liberties obligations, are understood and managed</text:span></text:p>
          </table:table-cell>
          <table:table-cell table:style-name="ce29" office:value-type="string" calcext:value-type="string">
            <text:p>·       CIS CSC <text:span text:style-name="T1">19</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5">BAI02.01,</text:span><text:span text:style-name="T6"> </text:span><text:span text:style-name="T7">MEA03.01, MEA03.0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4.3.7</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18.1.1, A.18.1.2, A.18.1.3, A.18.1.4, A.18.1.5</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 </text:span><text:span text:style-name="T7">-1 controls from all security control families</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4">
            <text:p>ID.GV-4:<text:span text:style-name="T1"> Governance and risk management processes address cybersecurity risks</text:span></text:p>
          </table:table-cell>
          <table:table-cell table:style-name="ce29" office:value-type="string" calcext:value-type="string">
            <text:p>·       COBIT 5 <text:span text:style-name="T5">EDM03.02, APO12.02, APO12.05,</text:span><text:span text:style-name="T6"> </text:span><text:span text:style-name="T7">DSS04.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text:span text:style-name="T8"> 4.2.3.1, 4.2.3.3, 4.2.3.8, 4.2.3.9, 4.2.3.11, 4.3.2.4.3, 4.3.2.6.3</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text:span></text:p>
          </table:table-cell>
          <table:table-cell table:number-columns-repeated="1020"/>
        </table:table-row>
        <table:table-row table:style-name="ro1">
          <table:covered-table-cell table:style-name="ce3"/>
          <table:covered-table-cell table:style-name="ce22"/>
          <table:covered-table-cell table:style-name="ce28"/>
          <table:table-cell table:style-name="ce30" office:value-type="string" calcext:value-type="string">
            <text:p>·       NIST SP 800-53 Rev. 4<text:span text:style-name="T1"> SA-2, PM-3, PM-7, PM-9, PM-10, PM-11</text:span></text:p>
          </table:table-cell>
          <table:table-cell table:number-columns-repeated="1020"/>
        </table:table-row>
        <table:table-row table:style-name="ro1">
          <table:covered-table-cell table:style-name="ce3"/>
          <table:table-cell table:style-name="ce20" office:value-type="string" calcext:value-type="string" table:number-columns-spanned="1" table:number-rows-spanned="28">
            <text:p>Risk Assessment (ID.RA): <text:span text:style-name="T1">The organization understands the cybersecurity risk to organizational operations (including mission, functions, image, or reputation), organizational assets, and individuals.</text:span></text:p>
          </table:table-cell>
          <table:table-cell table:style-name="ce26" office:value-type="string" calcext:value-type="string" table:number-columns-spanned="1" table:number-rows-spanned="5">
            <text:p>ID.RA-1: <text:span text:style-name="T1">Asset vulnerabilities are identified and documented</text:span></text:p>
          </table:table-cell>
          <table:table-cell table:style-name="ce29" office:value-type="string" calcext:value-type="string">
            <text:p>·       CIS<text:span text:style-name="T18"> CSC </text:span><text:span text:style-name="T19">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12.01, APO12.02, APO12.03, APO12.04, DSS05.01, DSS05.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 4.2.3.7, 4.2.3.9, 4.2.3.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12.6.1, A.18.2.3</text:span></text:p>
          </table:table-cell>
          <table:table-cell table:number-columns-repeated="1020"/>
        </table:table-row>
        <table:table-row table:style-name="ro2">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text:span><text:span text:style-name="T7"> CA-2, CA-7, CA-8, RA-3, RA-5, SA-5, SA-11, SI-2, SI-4, SI-5</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RA-2: <text:span text:style-name="T1">Cyber threat intelligence is received from information sharing forums and sources</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BAI08.01</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 4.2.3.9, 4.2.3.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text:span text:style-name="T1"> A.6.1.4</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SI-5, PM-15, PM-16</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RA-3: <text:span text:style-name="T1">Threats, both internal and external, are identified and documented</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1">APO12.01, APO12.02, APO12.03, APO12.0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 4.2.3.9, 4.2.3.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1.2</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RA-3, SI-5, PM-12, PM-16</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5">
            <text:p>ID.RA-4: <text:span text:style-name="T1">Potential business impacts and likelihoods are identified</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text:span text:style-name="T1"> DSS04.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2.3, 4.2.3.9, 4.2.3.1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A.16.1.6, Clause 6.1.2</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RA-2, RA-3, SA-14, PM-9, PM-11</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4">
            <text:p>ID.RA-5:<text:span text:style-name="T1"> Threats, vulnerabilities, likelihoods, and impacts are used to determine risk</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text:span text:style-name="T1"> APO12.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A.12.6.1</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 Rev. 4<text:span text:style-name="T1"> RA-2, RA-3, PM-16</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4">
            <text:p>ID.RA-6: <text:span text:style-name="T1">Risk responses are identified and prioritized</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text:span text:style-name="T1"> APO12.05, APO13.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1.3</text:span></text:p>
          </table:table-cell>
          <table:table-cell table:number-columns-repeated="1020"/>
        </table:table-row>
        <table:table-row table:style-name="ro1">
          <table:covered-table-cell table:style-name="ce3"/>
          <table:covered-table-cell table:style-name="ce22"/>
          <table:covered-table-cell table:style-name="ce28"/>
          <table:table-cell table:style-name="ce30" office:value-type="string" calcext:value-type="string">
            <text:p>·       NIST SP 800-53 Rev. 4<text:span text:style-name="T1"> PM-4, PM-9</text:span></text:p>
          </table:table-cell>
          <table:table-cell table:number-columns-repeated="1020"/>
        </table:table-row>
        <table:table-row table:style-name="ro1">
          <table:covered-table-cell table:style-name="ce3"/>
          <table:table-cell table:style-name="ce20" office:value-type="string" calcext:value-type="string" table:number-columns-spanned="1" table:number-rows-spanned="12">
            <text:p>Risk Management Strategy (ID.RM): <text:span text:style-name="T1">The organization’s priorities, constraints, risk tolerances, and assumptions are established and used to support operational risk decisions.</text:span></text:p>
          </table:table-cell>
          <table:table-cell table:style-name="ce26" office:value-type="string" calcext:value-type="string" table:number-columns-spanned="1" table:number-rows-spanned="5">
            <text:p>ID.RM-1: <text:span text:style-name="T1">Risk management processes are established, managed, and agreed to by organizational stakeholders</text:span></text:p>
          </table:table-cell>
          <table:table-cell table:style-name="ce29" office:value-type="string" calcext:value-type="string">
            <text:p>·       CIS CSC <text:span text:style-name="T1">4</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COBIT 5 <text:span text:style-name="T9">APO12.04, APO12.05, APO13.02, BAI02.03, BAI04.02</text:span><text:span text:style-name="T10"> </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3.4.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1.3, Clause 8.3, Clause 9.3</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11"> </text:span><text:span text:style-name="T12">Rev. 4</text:span><text:span text:style-name="T13"> PM-9</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4">
            <text:p>ID.RM-2: <text:span text:style-name="T1">Organizational risk tolerance is determined and clearly expressed</text:span></text:p>
          </table:table-cell>
          <table:table-cell table:style-name="ce29" office:value-type="string" calcext:value-type="string">
            <text:p>·       COBIT 5 <text:span text:style-name="T1">APO12.06</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A 62443-2-1:2009 <text:span text:style-name="T1">4.3.2.6.5</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1.3, Clause 8.3</text:span></text:p>
          </table:table-cell>
          <table:table-cell table:number-columns-repeated="1020"/>
        </table:table-row>
        <table:table-row table:style-name="ro1">
          <table:covered-table-cell table:style-name="ce3"/>
          <table:covered-table-cell table:style-name="ce21"/>
          <table:covered-table-cell table:style-name="ce28"/>
          <table:table-cell table:style-name="ce30" office:value-type="string" calcext:value-type="string">
            <text:p>·       NIST SP 800-53<text:span text:style-name="T5"> </text:span><text:span text:style-name="T6">Rev. 4</text:span><text:span text:style-name="T7"> PM-9</text:span></text:p>
          </table:table-cell>
          <table:table-cell table:number-columns-repeated="1020"/>
        </table:table-row>
        <table:table-row table:style-name="ro1">
          <table:covered-table-cell table:style-name="ce3"/>
          <table:covered-table-cell table:style-name="ce21"/>
          <table:table-cell table:style-name="ce26" office:value-type="string" calcext:value-type="string" table:number-columns-spanned="1" table:number-rows-spanned="3">
            <text:p>ID.RM-3:<text:span text:style-name="T1"> The organization’s determination of risk tolerance is informed by its role in critical infrastructure and sector specific risk analysis</text:span></text:p>
          </table:table-cell>
          <table:table-cell table:style-name="ce29" office:value-type="string" calcext:value-type="string">
            <text:p>·       COBIT 5 <text:span text:style-name="T1">APO12.02</text:span></text:p>
          </table:table-cell>
          <table:table-cell table:number-columns-repeated="1020"/>
        </table:table-row>
        <table:table-row table:style-name="ro1">
          <table:covered-table-cell table:style-name="ce3"/>
          <table:covered-table-cell table:style-name="ce21"/>
          <table:covered-table-cell table:style-name="ce27"/>
          <table:table-cell table:style-name="ce29" office:value-type="string" calcext:value-type="string">
            <text:p>·       ISO/IEC 27001:2013 <text:span text:style-name="T1">Clause 6.1.3, Clause 8.3</text:span></text:p>
          </table:table-cell>
          <table:table-cell table:number-columns-repeated="1020"/>
        </table:table-row>
        <table:table-row table:style-name="ro1">
          <table:covered-table-cell table:style-name="ce3"/>
          <table:covered-table-cell table:style-name="ce22"/>
          <table:covered-table-cell table:style-name="ce28"/>
          <table:table-cell table:style-name="ce30" office:value-type="string" calcext:value-type="string">
            <text:p>·       NIST SP 800-53 Rev. 4 <text:span text:style-name="T5">SA-14,</text:span><text:span text:style-name="T6"> </text:span><text:span text:style-name="T7">PM-8, PM-9, PM-11</text:span></text:p>
          </table:table-cell>
          <table:table-cell table:number-columns-repeated="1020"/>
        </table:table-row>
        <table:table-row table:style-name="ro1">
          <table:covered-table-cell table:style-name="ce3"/>
          <table:table-cell table:style-name="ce23" office:value-type="string" calcext:value-type="string" table:number-columns-spanned="1" table:number-rows-spanned="24">
            <text:p>Supply Chain Risk Management (ID.SC):</text:p>
            <text:p><text:span text:style-name="T1">The organization’s priorities, constraints, risk tolerances, and assumptions are established and used to support risk decisions associated with managing supply chain risk. The organization has established and implemented the processes to identify, assess and manage supply chain risks.</text:span></text:p>
          </table:table-cell>
          <table:table-cell table:style-name="ce26" office:value-type="string" calcext:value-type="string" table:number-columns-spanned="1" table:number-rows-spanned="5">
            <text:p>ID.SC-1: <text:span text:style-name="T1">Cyber supply chain risk management processes are identified, established, assessed, managed, and agreed to by organizational stakeholders</text:span></text:p>
          </table:table-cell>
          <table:table-cell table:style-name="ce29" office:value-type="string" calcext:value-type="string">
            <text:p>·       CIS CSC<text:span text:style-name="T1"> 4</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COBIT 5<text:span text:style-name="T1"> APO10.01, APO10.04, APO12.04, APO12.05, APO13.02, BAI01.03, BAI02.03, BAI04.02</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2-1:2009<text:span text:style-name="T1"> 4.3.4.2</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O/IEC 27001:2013 <text:span text:style-name="T1">A.15.1.1, A.15.1.2, A.15.1.3, A.15.2.1, A.15.2.2</text:span></text:p>
          </table:table-cell>
          <table:table-cell table:number-columns-repeated="1020"/>
        </table:table-row>
        <table:table-row table:style-name="ro1">
          <table:covered-table-cell table:style-name="ce3"/>
          <table:covered-table-cell table:style-name="ce24"/>
          <table:covered-table-cell table:style-name="ce28"/>
          <table:table-cell table:style-name="ce30" office:value-type="string" calcext:value-type="string">
            <text:p>·       NIST SP 800-53 Rev. 4 <text:span text:style-name="T1">SA-9, SA-12, PM-9</text:span></text:p>
          </table:table-cell>
          <table:table-cell table:number-columns-repeated="1020"/>
        </table:table-row>
        <table:table-row table:style-name="ro1">
          <table:covered-table-cell table:style-name="ce3"/>
          <table:covered-table-cell table:style-name="ce24"/>
          <table:table-cell table:style-name="ce26" office:value-type="string" calcext:value-type="string" table:number-columns-spanned="1" table:number-rows-spanned="4">
            <text:p>ID.SC-2: <text:span text:style-name="T1">Suppliers and third party partners of information systems, components, and services are identified, prioritized, and assessed using a cyber supply chain risk assessment process </text:span></text:p>
          </table:table-cell>
          <table:table-cell table:style-name="ce29" office:value-type="string" calcext:value-type="string">
            <text:p>·       COBIT 5<text:span text:style-name="T1"> APO10.01, APO10.02, APO10.04, APO10.05, APO12.01, APO12.02, APO12.03, APO12.04, APO12.05, APO12.06, APO13.02, BAI02.03</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2-1:2009 <text:span text:style-name="T1">4.2.3.1, 4.2.3.2, 4.2.3.3, 4.2.3.4, 4.2.3.6, 4.2.3.8, 4.2.3.9, 4.2.3.10, 4.2.3.12, 4.2.3.13, 4.2.3.14</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O/IEC 27001:2013<text:span text:style-name="T1"> A.15.2.1, A.15.2.2</text:span></text:p>
          </table:table-cell>
          <table:table-cell table:number-columns-repeated="1020"/>
        </table:table-row>
        <table:table-row table:style-name="ro1">
          <table:covered-table-cell table:style-name="ce3"/>
          <table:covered-table-cell table:style-name="ce24"/>
          <table:covered-table-cell table:style-name="ce28"/>
          <table:table-cell table:style-name="ce30" office:value-type="string" calcext:value-type="string">
            <text:p>·       NIST SP 800-53 Rev. 4<text:span text:style-name="T1"> RA-2, RA-3, SA-12, SA-14, SA-15, PM-9</text:span></text:p>
          </table:table-cell>
          <table:table-cell table:number-columns-repeated="1020"/>
        </table:table-row>
        <table:table-row table:style-name="ro1">
          <table:covered-table-cell table:style-name="ce3"/>
          <table:covered-table-cell table:style-name="ce24"/>
          <table:table-cell table:style-name="ce26" office:value-type="string" calcext:value-type="string" table:number-columns-spanned="1" table:number-rows-spanned="4">
            <text:p>ID.SC-3: <text:span text:style-name="T1">Contracts with suppliers and third-party partners are used to implement appropriate measures designed to meet the objectives of an organization’s cybersecurity program and Cyber Supply Chain Risk Management Plan.</text:span></text:p>
          </table:table-cell>
          <table:table-cell table:style-name="ce29" office:value-type="string" calcext:value-type="string">
            <text:p>·       COBIT 5 <text:span text:style-name="T1">APO10.01, APO10.02, APO10.03, APO10.04, APO10.05</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2-1:2009<text:span text:style-name="T20"> </text:span><text:span text:style-name="T21">4.3.2.6.4, 4.3.2.6.7</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O/IEC 27001:2013<text:span text:style-name="T1"> A.15.1.1, A.15.1.2, A.15.1.3</text:span></text:p>
          </table:table-cell>
          <table:table-cell table:number-columns-repeated="1020"/>
        </table:table-row>
        <table:table-row table:style-name="ro1">
          <table:covered-table-cell table:style-name="ce3"/>
          <table:covered-table-cell table:style-name="ce24"/>
          <table:covered-table-cell table:style-name="ce28"/>
          <table:table-cell table:style-name="ce30" office:value-type="string" calcext:value-type="string">
            <text:p>·       NIST SP 800-53 Rev. 4<text:span text:style-name="T1"> SA-9, SA-11, SA-12, PM-9</text:span></text:p>
          </table:table-cell>
          <table:table-cell table:number-columns-repeated="1020"/>
        </table:table-row>
        <table:table-row table:style-name="ro1">
          <table:covered-table-cell table:style-name="ce3"/>
          <table:covered-table-cell table:style-name="ce24"/>
          <table:table-cell table:style-name="ce26" office:value-type="string" calcext:value-type="string" table:number-columns-spanned="1" table:number-rows-spanned="5">
            <text:p>ID.SC-4: <text:span text:style-name="T4">Suppliers and third-party partners are routinely assessed using audits, test results, or other forms of evaluations to confirm they are meeting their contractual obligations.</text:span></text:p>
          </table:table-cell>
          <table:table-cell table:style-name="ce29" office:value-type="string" calcext:value-type="string">
            <text:p>·       COBIT 5<text:span text:style-name="T1"> APO10.01, APO10.03, APO10.04, APO10.05, MEA01.01, MEA01.02, MEA01.03, MEA01.04, MEA01.05 </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2-1:2009<text:span text:style-name="T1"> 4.3.2.6.7</text:span></text:p>
          </table:table-cell>
          <table:table-cell table:number-columns-repeated="1020"/>
        </table:table-row>
        <table:table-row table:style-name="ro1">
          <table:covered-table-cell table:style-name="ce3"/>
          <table:covered-table-cell table:style-name="ce24"/>
          <table:covered-table-cell table:style-name="ce27"/>
          <table:table-cell table:style-name="ce31" office:value-type="string" calcext:value-type="string">
            <text:p>·       ISA 62443-3-3:2013 <text:span text:style-name="T1">SR 6.1</text:span></text:p>
          </table:table-cell>
          <table:table-cell table:number-columns-repeated="1020"/>
        </table:table-row>
        <table:table-row table:style-name="ro1">
          <table:covered-table-cell table:style-name="ce3"/>
          <table:covered-table-cell table:style-name="ce24"/>
          <table:covered-table-cell table:style-name="ce27"/>
          <table:table-cell table:style-name="ce31" office:value-type="string" calcext:value-type="string">
            <text:p>·       ISO/IEC 27001:2013<text:span text:style-name="T1"> A.15.2.1, A.15.2.2</text:span></text:p>
          </table:table-cell>
          <table:table-cell table:number-columns-repeated="1020"/>
        </table:table-row>
        <table:table-row table:style-name="ro1">
          <table:covered-table-cell table:style-name="ce3"/>
          <table:covered-table-cell table:style-name="ce24"/>
          <table:covered-table-cell table:style-name="ce28"/>
          <table:table-cell table:style-name="ce30" office:value-type="string" calcext:value-type="string">
            <text:p>·       NIST SP 800-53 Rev. 4<text:span text:style-name="T1"> AU-2, AU-6, AU-12, AU-16, PS-7, SA-9, SA-12</text:span></text:p>
          </table:table-cell>
          <table:table-cell table:number-columns-repeated="1020"/>
        </table:table-row>
        <table:table-row table:style-name="ro1">
          <table:covered-table-cell table:style-name="ce3"/>
          <table:covered-table-cell table:style-name="ce24"/>
          <table:table-cell table:style-name="ce26" office:value-type="string" calcext:value-type="string" table:number-columns-spanned="1" table:number-rows-spanned="6">
            <text:p>ID.SC-5: <text:span text:style-name="T1">Response and recovery planning and testing are conducted with suppliers and third-party providers</text:span></text:p>
          </table:table-cell>
          <table:table-cell table:style-name="ce29" office:value-type="string" calcext:value-type="string">
            <text:p>·       CIS CSC<text:span text:style-name="T1"> 19, 20</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COBIT 5<text:span text:style-name="T1"> DSS04.04</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2-1:2009<text:span text:style-name="T1"> 4.3.2.5.7, 4.3.4.5.11 </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A 62443-3-3:2013 <text:span text:style-name="T1">SR 2.8, SR 3.3, SR.6.1, SR 7.3, SR 7.4</text:span></text:p>
          </table:table-cell>
          <table:table-cell table:number-columns-repeated="1020"/>
        </table:table-row>
        <table:table-row table:style-name="ro1">
          <table:covered-table-cell table:style-name="ce3"/>
          <table:covered-table-cell table:style-name="ce24"/>
          <table:covered-table-cell table:style-name="ce27"/>
          <table:table-cell table:style-name="ce29" office:value-type="string" calcext:value-type="string">
            <text:p>·       ISO/IEC 27001:2013<text:span text:style-name="T1"> A.17.1.3 </text:span></text:p>
          </table:table-cell>
          <table:table-cell table:number-columns-repeated="1020"/>
        </table:table-row>
        <table:table-row table:style-name="ro1">
          <table:covered-table-cell table:style-name="ce4"/>
          <table:covered-table-cell table:style-name="ce25"/>
          <table:covered-table-cell table:style-name="ce28"/>
          <table:table-cell table:style-name="ce30" office:value-type="string" calcext:value-type="string">
            <text:p>·       NIST SP 800-53 Rev. 4<text:span text:style-name="T1"> CP-2, CP-4, IR-3, IR-4, IR-6, IR-8, IR-9</text:span></text:p>
          </table:table-cell>
          <table:table-cell table:number-columns-repeated="1020"/>
        </table:table-row>
        <table:table-row table:style-name="ro1">
          <table:table-cell table:style-name="ce5" office:value-type="string" calcext:value-type="string" table:number-columns-spanned="1" table:number-rows-spanned="199">
            <text:p>PROTECT (PR)</text:p>
          </table:table-cell>
          <table:table-cell table:style-name="ce20" office:value-type="string" calcext:value-type="string" table:number-columns-spanned="1" table:number-rows-spanned="40">
            <text:p>Identity Management, Authentication and Access Control (PR.AC): <text:span text:style-name="T1">Access to physical and logical assets and associated facilities is limited to authorized users, processes, and devices, and is managed consistent with the assessed risk of unauthorized access to authorized activities and transactions.</text:span></text:p>
          </table:table-cell>
          <table:table-cell table:style-name="ce26" office:value-type="string" calcext:value-type="string" table:number-columns-spanned="1" table:number-rows-spanned="6">
            <text:p>PR.AC-1: <text:span text:style-name="T1">Identities and credentials are issued, managed, verified, revoked, and audited for authorized devices, users and processes</text:span></text:p>
          </table:table-cell>
          <table:table-cell table:style-name="ce29" office:value-type="string" calcext:value-type="string">
            <text:p>·       CIS<text:span text:style-name="T5"> </text:span><text:span text:style-name="T6">CSC </text:span><text:span text:style-name="T7">1, 5, 15, 1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4, DSS06.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5.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1.1, SR 1.2, SR 1.3, SR 1.4, SR 1.5, SR 1.7, SR 1.8, SR 1.9</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9.2.1, A.9.2.2, A.9.2.3, A.9.2.4, A.9.2.6, A.9.3.1, A.9.4.2, A.9.4.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8"> AC-1, AC-2, IA-1, IA-2, IA-3, IA-4, IA-5, IA-6, IA-7, IA-8, IA-9, IA-10, IA-11 </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AC-2: <text:span text:style-name="T1">Physical access to assets is managed and protected</text:span></text:p>
          </table:table-cell>
          <table:table-cell table:style-name="ce29" office:value-type="string" calcext:value-type="string">
            <text:p>·       COBIT 5 <text:span text:style-name="T1">DSS01.04, DSS05.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3.2, 4.3.3.3.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1.1.1, A.11.1.2, A.11.1.3, A.11.1.4, A.11.1.5, A.11.1.6, A.11.2.1, A.11.2.3, A.11.2.5, A.11.2.6, A.11.2.7, A.11.2.8</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 <text:span text:style-name="T1">PE-2, PE-3, PE-4, PE-5, PE-6, PE-8</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AC-3: <text:span text:style-name="T1">Remote access is managed</text:span></text:p>
          </table:table-cell>
          <table:table-cell table:style-name="ce29" office:value-type="string" calcext:value-type="string">
            <text:p>·       CIS CSC <text:span text:style-name="T1">1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3.01, DSS01.04, DSS05.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6.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1.13, SR 2.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5">A.6.2.1,</text:span><text:span text:style-name="T6"> </text:span><text:span text:style-name="T7">A.6.2.2, A.11.2.6, A.13.1.1, A.13.2.1</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text:span text:style-name="T22">Rev. 4 </text:span><text:span text:style-name="T23">AC-1, AC-17, AC-19, AC-20, SC-15</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AC-4: <text:span text:style-name="T1">Access permissions and authorizations are managed, incorporating the principles of least privilege and separation of duties</text:span></text:p>
          </table:table-cell>
          <table:table-cell table:style-name="ce29" office:value-type="string" calcext:value-type="string">
            <text:p>·       CIS<text:span text:style-name="T5"> </text:span><text:span text:style-name="T6">CSC </text:span><text:span text:style-name="T7">3, 5, 12, 14, 15, 16, 18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7.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2.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6.1.2, A.9.1.2, A.9.2.3, A.9.4.1, A.9.4.4, A.9.4.5</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8"> AC-1, AC-2, AC-3, AC-5, AC-6, AC-14, AC-16, AC-24</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AC-5: <text:span text:style-name="T1">Network integrity is protected (e.g., network segregation, network segmentation)</text:span></text:p>
          </table:table-cell>
          <table:table-cell table:style-name="ce29" office:value-type="string" calcext:value-type="string">
            <text:p>·       CIS<text:span text:style-name="T5"> </text:span><text:span text:style-name="T6">CSC </text:span><text:span text:style-name="T7">9, 14, 15, 1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1.05, DSS05.0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1, SR 3.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5">A.13.1.1,</text:span><text:span text:style-name="T6"> </text:span><text:span text:style-name="T7">A.13.1.3, A.13.2.1, A.14.1.2, A.14.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text:span text:style-name="T22">Rev. 4 </text:span><text:span text:style-name="T23">AC-4, AC-10, SC-7</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AC-6:<text:span text:style-name="T2"> </text:span><text:span text:style-name="T3">Identities are proofed and bound to credentials and asserted in interactions</text:span></text:p>
          </table:table-cell>
          <table:table-cell table:style-name="ce29" office:value-type="string" calcext:value-type="string">
            <text:p>·       CIS CSC<text:span text:style-name="T1">, 1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4, DSS05.05, DSS05.07, DSS06.03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2.2, 4.3.3.5.2, 4.3.3.7.2, 4.3.3.7.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 <text:span text:style-name="T5">SR 1.1, SR 1.2,</text:span><text:span text:style-name="T6"> </text:span><text:span text:style-name="T7">SR 1.4, SR 1.5, SR 1.9, SR 2.1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text:span text:style-name="T1">, A.7.1.1, A.9.2.1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 <text:span text:style-name="T1">AC-1, AC-2, AC-3,  AC-16, AC-19, AC-24, IA-1, IA-2, IA-4, IA-5, IA-8, PE-2, PS-3</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AC-7: <text:span text:style-name="T4">Users, devices, and other assets are authenticated (e.g., single-factor, multi-factor) commensurate with the risk of the transaction (e.g., individuals’ security and privacy risks and other organizational risks)</text:span></text:p>
          </table:table-cell>
          <table:table-cell table:style-name="ce29" office:value-type="string" calcext:value-type="string">
            <text:p>·       CIS CSC <text:span text:style-name="T1">1, 12, 15, 1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text:span text:style-name="T1"> DSS05.04, DSS05.10, DSS06.10</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6.1, 4.3.3.6.2, 4.3.3.6.3, 4.3.3.6.4, 4.3.3.6.5, 4.3.3.6.6, 4.3.3.6.7, 4.3.3.6.8, 4.3.3.6.9</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 <text:span text:style-name="T5">SR 1.1,</text:span><text:span text:style-name="T6"> </text:span><text:span text:style-name="T7">SR 1.2, SR 1.5, SR 1.7, SR 1.8, SR 1.9, SR 1.10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9.2.1, A.9.2.4, A.9.3.1, A.9.4.2, A.9.4.3, A.18.1.4</text:span></text:p>
          </table:table-cell>
          <table:table-cell table:number-columns-repeated="1020"/>
        </table:table-row>
        <table:table-row table:style-name="ro1">
          <table:covered-table-cell table:style-name="ce6"/>
          <table:covered-table-cell table:style-name="ce22"/>
          <table:covered-table-cell table:style-name="ce28"/>
          <table:table-cell table:style-name="ce30" office:value-type="string" calcext:value-type="string">
            <text:p>·       NIST SP 800-53 Rev. 4 <text:span text:style-name="T1">AC-7, AC-8, AC-9, AC-11, AC-12, AC-14, IA-1, IA-2, IA-3, IA-4, IA-5, IA-8, IA-9, IA-10, IA-11</text:span></text:p>
          </table:table-cell>
          <table:table-cell table:number-columns-repeated="1020"/>
        </table:table-row>
        <table:table-row table:style-name="ro1">
          <table:covered-table-cell table:style-name="ce6"/>
          <table:table-cell table:style-name="ce20" office:value-type="string" calcext:value-type="string" table:number-columns-spanned="1" table:number-rows-spanned="25">
            <text:p>Awareness and Training (PR.AT): <text:span text:style-name="T1">The organization’s personnel and partners are provided cybersecurity awareness education and are trained to perform their cybersecurity-related duties and responsibilities consistent with related policies, procedures, and agreements.</text:span></text:p>
          </table:table-cell>
          <table:table-cell table:style-name="ce26" office:value-type="string" calcext:value-type="string" table:number-columns-spanned="1" table:number-rows-spanned="5">
            <text:p>PR.AT-1: <text:span text:style-name="T1">All users are informed and trained </text:span></text:p>
          </table:table-cell>
          <table:table-cell table:style-name="ce29" office:value-type="string" calcext:value-type="string">
            <text:p>·       CIS<text:span text:style-name="T18"> CSC</text:span><text:span text:style-name="T19"> 17, 1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7.03, BAI05.07</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7.2.2, A.12.2.1</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T-2, PM-13</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AT-2: <text:span text:style-name="T1">Privileged users understand their roles and responsibilities </text:span></text:p>
          </table:table-cell>
          <table:table-cell table:style-name="ce29" office:value-type="string" calcext:value-type="string">
            <text:p>·       CIS<text:span text:style-name="T18"> CSC</text:span><text:span text:style-name="T19"> 5, 17, 18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7.02, DSS05.04, DSS06.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4.2, 4.3.2.4.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5">A.6.1.1,</text:span><text:span text:style-name="T6"> </text:span><text:span text:style-name="T7">A.7.2.2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T-3, PM-13</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AT-3: <text:span text:style-name="T1">Third-party stakeholders (e.g., suppliers, customers, partners) understand their roles and responsibilities </text:span></text:p>
          </table:table-cell>
          <table:table-cell table:style-name="ce29" office:value-type="string" calcext:value-type="string">
            <text:p>·       CIS<text:span text:style-name="T5"> </text:span><text:span text:style-name="T6">CSC</text:span><text:span text:style-name="T7"> 17</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7.03, APO07.06, APO10.04, APO10.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4">A.6.1.1,</text:span><text:span text:style-name="T15"> </text:span><text:span text:style-name="T16">A.7.2.1,</text:span><text:span text:style-name="T17"> </text:span><text:span text:style-name="T16">A.7.2.2</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PS-7, SA-9, SA-16</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AT-4: <text:span text:style-name="T1">Senior executives understand their roles and responsibilities </text:span></text:p>
          </table:table-cell>
          <table:table-cell table:style-name="ce29" office:value-type="string" calcext:value-type="string">
            <text:p>·       CIS<text:span text:style-name="T5"> </text:span><text:span text:style-name="T6">CSC</text:span><text:span text:style-name="T7"> 17, 19</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text:span text:style-name="T1"> EDM01.01, APO01.02, APO07.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6.1.1, A.7.2.2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T-3, PM-13</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AT-5: <text:span text:style-name="T1">Physical and cybersecurity personnel understand their roles and responsibilities </text:span></text:p>
          </table:table-cell>
          <table:table-cell table:style-name="ce29" office:value-type="string" calcext:value-type="string">
            <text:p>·       CIS<text:span text:style-name="T5"> </text:span><text:span text:style-name="T6">CSC</text:span><text:span text:style-name="T7"> 17</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7.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6.1.1, A.7.2.2 </text:span></text:p>
          </table:table-cell>
          <table:table-cell table:number-columns-repeated="1020"/>
        </table:table-row>
        <table:table-row table:style-name="ro1">
          <table:covered-table-cell table:style-name="ce6"/>
          <table:covered-table-cell table:style-name="ce22"/>
          <table:covered-table-cell table:style-name="ce28"/>
          <table:table-cell table:style-name="ce30" office:value-type="string" calcext:value-type="string">
            <text:p>·       NIST SP 800-53<text:span text:style-name="T11"> </text:span><text:span text:style-name="T12">Rev. 4</text:span><text:span text:style-name="T13"> AT-3, IR-2, PM-13</text:span></text:p>
          </table:table-cell>
          <table:table-cell table:number-columns-repeated="1020"/>
        </table:table-row>
        <table:table-row table:style-name="ro1">
          <table:covered-table-cell table:style-name="ce6"/>
          <table:table-cell table:style-name="ce20" office:value-type="string" calcext:value-type="string" table:number-columns-spanned="1" table:number-rows-spanned="39">
            <text:p>Data Security (PR.DS): <text:span text:style-name="T1">Information and records (data) are managed consistent with the organization’s risk strategy to protect the confidentiality, integrity, and availability of information.</text:span></text:p>
          </table:table-cell>
          <table:table-cell table:style-name="ce26" office:value-type="string" calcext:value-type="string" table:number-columns-spanned="1" table:number-rows-spanned="5">
            <text:p>PR.DS-1: <text:span text:style-name="T1">Data-at-rest is protected</text:span></text:p>
          </table:table-cell>
          <table:table-cell table:style-name="ce29" office:value-type="string" calcext:value-type="string">
            <text:p>·       CIS<text:span text:style-name="T5"> </text:span><text:span text:style-name="T6">CSC </text:span><text:span text:style-name="T7">13, 1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text:span text:style-name="T1"> APO01.06, BAI02.01, BAI06.01, DSS04.07, DSS05.03, DSS06.0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4, SR 4.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8.2.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MP-8, SC-12, SC-28</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DS-2: <text:span text:style-name="T1">Data-in-transit is protected</text:span></text:p>
          </table:table-cell>
          <table:table-cell table:style-name="ce29" office:value-type="string" calcext:value-type="string">
            <text:p>·       CIS<text:span text:style-name="T5"> </text:span><text:span text:style-name="T6">CSC </text:span><text:span text:style-name="T7">13, 1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1.06, DSS05.02, DSS06.0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1, SR 3.8, SR 4.1, SR 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8.2.3, A.13.1.1, A.13.2.1, A.13.2.3, A.14.1.2, A.14.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SC-8, SC-11, SC-12</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DS-3: <text:span text:style-name="T1">Assets are formally managed throughout removal, transfers, and disposition</text:span></text:p>
          </table:table-cell>
          <table:table-cell table:style-name="ce29" office:value-type="string" calcext:value-type="string">
            <text:p>·       CIS CSC<text:span text:style-name="T1"> 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BAI09.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3.9, 4.3.4.4.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8.2.3, A.8.3.1, A.8.3.2, A.8.3.3, A.11.2.5, A.11.2.7</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CM-8, MP-6, PE-16</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DS-4: <text:span text:style-name="T1">Adequate capacity to ensure availability is maintained</text:span></text:p>
          </table:table-cell>
          <table:table-cell table:style-name="ce29" office:value-type="string" calcext:value-type="string">
            <text:p>·       CIS CSC <text:span text:style-name="T1">1, 2, 1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3.01, BAI04.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7.1, SR 7.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1.3, A.17.2.1</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AU-4, CP-2, SC-5</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DS-5: <text:span text:style-name="T1">Protections against data leaks are implemented</text:span></text:p>
          </table:table-cell>
          <table:table-cell table:style-name="ce29" office:value-type="string" calcext:value-type="string">
            <text:p>·       CIS<text:span text:style-name="T18"> CSC</text:span><text:span text:style-name="T19"> 1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1.06, DSS05.04, DSS05.07, DSS06.0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5.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24">A.6.1.2,</text:span><text:span text:style-name="T25"> </text:span><text:span text:style-name="T26">A.7.1.1,</text:span><text:span text:style-name="T27"> </text:span><text:span text:style-name="T28">A.7.1.2, A.7.3.1,</text:span><text:span text:style-name="T27"> </text:span><text:span text:style-name="T28">A.8.2.2, A.8.2.3, A.9.1.1, A.9.1.2, A.9.2.3, A.9.4.1, A.9.4.4, A.9.4.5, A.10.1.1, A.11.1.4, A.11.1.5, A.11.2.1, A.13.1.1, A.13.1.3, A.13.2.1, A.13.2.3, A.13.2.4, A.14.1.2, A.14.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AC-4, AC-5, AC-6, PE-19, PS-3, PS-6, SC-7, SC-8, SC-13, SC-31, SI-4</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DS-6: <text:span text:style-name="T1">Integrity checking mechanisms are used to verify software, firmware, and information integrity</text:span></text:p>
          </table:table-cell>
          <table:table-cell table:style-name="ce29" office:value-type="string" calcext:value-type="string">
            <text:p>·       CIS CSC <text:span text:style-name="T1">2, 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1.06, BAI06.01, DSS06.0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1, SR 3.3, SR 3.4, SR 3.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2.1, A.12.5.1, A.14.1.2, A.14.1.3, A.14.2.4</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SC-16, SI-7</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DS-7: <text:span text:style-name="T1">The development and testing environment(s) are separate from the production environment</text:span></text:p>
          </table:table-cell>
          <table:table-cell table:style-name="ce29" office:value-type="string" calcext:value-type="string">
            <text:p>·       CIS CSC <text:span text:style-name="T1">18, 20</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5">BAI03.08,</text:span><text:span text:style-name="T6"> </text:span><text:span text:style-name="T7">BAI07.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1.4</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 <text:span text:style-name="T1">CM-2</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DS-8:<text:span text:style-name="T1"> Integrity checking mechanisms are used to verify hardware integrity</text:span></text:p>
          </table:table-cell>
          <table:table-cell table:style-name="ce29" office:value-type="string" calcext:value-type="string">
            <text:p>·       COBIT 5 <text:span text:style-name="T1">BAI03.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4.4.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1.2.4</text:span></text:p>
          </table:table-cell>
          <table:table-cell table:number-columns-repeated="1020"/>
        </table:table-row>
        <table:table-row table:style-name="ro1">
          <table:covered-table-cell table:style-name="ce6"/>
          <table:covered-table-cell table:style-name="ce22"/>
          <table:covered-table-cell table:style-name="ce28"/>
          <table:table-cell table:style-name="ce30" office:value-type="string" calcext:value-type="string">
            <text:p>·       NIST SP 800-53<text:span text:style-name="T22"> Rev. 4 </text:span><text:span text:style-name="T23">SA-10, SI-7</text:span></text:p>
          </table:table-cell>
          <table:table-cell table:number-columns-repeated="1020"/>
        </table:table-row>
        <table:table-row table:style-name="ro1">
          <table:covered-table-cell table:style-name="ce6"/>
          <table:table-cell table:style-name="ce20" office:value-type="string" calcext:value-type="string" table:number-columns-spanned="1" table:number-rows-spanned="59">
            <text:p>Information Protection Processes and Procedures (PR.IP): <text:span text:style-name="T1">Security policies (that address purpose, scope, roles, responsibilities, management commitment, and coordination among organizational entities), processes, and procedures are maintained and used to manage protection of information systems and assets.</text:span></text:p>
          </table:table-cell>
          <table:table-cell table:style-name="ce26" office:value-type="string" calcext:value-type="string" table:number-columns-spanned="1" table:number-rows-spanned="6">
            <text:p>PR.IP-1: <text:span text:style-name="T1">A baseline configuration of information technology/industrial control systems is created and maintained incorporating security principles (e.g. concept of least functionality)</text:span></text:p>
          </table:table-cell>
          <table:table-cell table:style-name="ce29" office:value-type="string" calcext:value-type="string">
            <text:p>·       CIS<text:span text:style-name="T5"> </text:span><text:span text:style-name="T6">CSC</text:span><text:span text:style-name="T7"> 3, 9, 1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BAI10.01, BAI10.02, BAI10.03, BAI10.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4.3.2, 4.3.4.3.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7.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1.2, A.12.5.1, A.12.6.2, A.14.2.2, A.14.2.3, A.14.2.4</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M-2, CM-3, CM-4, CM-5, CM-6, CM-7, CM-9, SA-10</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IP-2: <text:span text:style-name="T1">A System Development Life Cycle to manage systems is implemented</text:span></text:p>
          </table:table-cell>
          <table:table-cell table:style-name="ce29" office:value-type="string" calcext:value-type="string">
            <text:p>·       CIS<text:span text:style-name="T5"> </text:span><text:span text:style-name="T6">CSC </text:span><text:span text:style-name="T7">1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3.01, BAI03.01, BAI03.02, BAI03.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4.3.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6.1.5, A.14.1.1, A.14.2.1, A.14.2.5</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PL-8, SA-3, SA-4, SA-8, SA-10, SA-11, SA-12, SA-15, SA-17, SI-12, SI-13, SI-14, SI-16, SI-17 </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IP-3: <text:span text:style-name="T1">Configuration change control processes are in place</text:span></text:p>
          </table:table-cell>
          <table:table-cell table:style-name="ce29" office:value-type="string" calcext:value-type="string">
            <text:p>·       CIS<text:span text:style-name="T5"> </text:span><text:span text:style-name="T6">CSC </text:span><text:span text:style-name="T7">3, 1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BAI01.06, BAI06.0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4.3.2, 4.3.4.3.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7.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1.2, A.12.5.1, A.12.6.2, A.14.2.2, A.14.2.3, A.14.2.4</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M-3, CM-4, SA-10</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IP-4: <text:span text:style-name="T1">Backups of information are conducted, maintained, and tested </text:span></text:p>
          </table:table-cell>
          <table:table-cell table:style-name="ce29" office:value-type="string" calcext:value-type="string">
            <text:p>·       CIS<text:span text:style-name="T5"> </text:span><text:span text:style-name="T6">CSC </text:span><text:span text:style-name="T7">10</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3.01, DSS01.01, DSS04.07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4.3.9</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7.3, SR 7.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5">A.12.3.1,</text:span><text:span text:style-name="T6"> </text:span><text:span text:style-name="T7">A.17.1.2, A.17.1.3, A.18.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4, CP-6, CP-9</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IP-5: <text:span text:style-name="T1">Policy and regulations regarding the physical operating environment for organizational assets are met</text:span></text:p>
          </table:table-cell>
          <table:table-cell table:style-name="ce29" office:value-type="string" calcext:value-type="string">
            <text:p>·       COBIT 5 <text:span text:style-name="T1">DSS01.04, DSS05.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3.1 4.3.3.3.2, 4.3.3.3.3, 4.3.3.3.5, 4.3.3.3.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1.1.4, A.11.2.1, A.11.2.2, A.11.2.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5"> </text:span><text:span text:style-name="T6">Rev. 4</text:span><text:span text:style-name="T7"> PE-10, PE-12, PE-13, PE-14, PE-15, PE-18</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IP-6: <text:span text:style-name="T1">Data is destroyed according to policy</text:span></text:p>
          </table:table-cell>
          <table:table-cell table:style-name="ce29" office:value-type="string" calcext:value-type="string">
            <text:p>·       COBIT 5 <text:span text:style-name="T1">BAI09.03, DSS05.0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4.4.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4.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8.2.3, A.8.3.1, A.8.3.2, A.11.2.7</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MP-6</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IP-7: <text:span text:style-name="T1">Protection processes are improved</text:span></text:p>
          </table:table-cell>
          <table:table-cell table:style-name="ce29" office:value-type="string" calcext:value-type="string">
            <text:p>·       COBIT 5 <text:span text:style-name="T1">APO11.06, APO12.06, DSS04.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4.3.1, 4.4.3.2, 4.4.3.3, 4.4.3.4, 4.4.3.5, 4.4.3.6, 4.4.3.7, 4.4.3.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6.1.6, Clause 9, Clause 10</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 <text:span text:style-name="T1">CA-2, CA-7, CP-2, IR-8, PL-2, PM-6</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3">
            <text:p>PR.IP-8: <text:span text:style-name="T1">Effectiveness of protection technologies is shared </text:span></text:p>
          </table:table-cell>
          <table:table-cell table:style-name="ce29" office:value-type="string" calcext:value-type="string">
            <text:p>·       COBIT 5 <text:span text:style-name="T1">BAI08.04, DSS03.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6.1.6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AC-21, CA-7, SI-4</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IP-9: <text:span text:style-name="T1">Response plans (Incident Response and Business Continuity) and recovery plans (Incident Recovery and Disaster Recovery) are in place and managed</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5">APO12.06,</text:span><text:span text:style-name="T6"> </text:span><text:span text:style-name="T7">DSS04.0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2.5.3, 4.3.4.5.1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5">A.16.1.1,</text:span><text:span text:style-name="T6"> </text:span><text:span text:style-name="T7">A.17.1.1, A.17.1.2, A.17.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2, CP-7, CP-12, CP-13, IR-7, IR-8, IR-9, PE-17</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IP-10: <text:span text:style-name="T1">Response and recovery plans are tested</text:span></text:p>
          </table:table-cell>
          <table:table-cell table:style-name="ce29" office:value-type="string" calcext:value-type="string">
            <text:p>·       CIS<text:span text:style-name="T5"> </text:span><text:span text:style-name="T6">CSC </text:span><text:span text:style-name="T7">19, 20</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4.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2.5.7, 4.3.4.5.1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7.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CP-4, IR-3, PM-14</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IP-11: <text:span text:style-name="T1">Cybersecurity is included in human resources practices (e.g., deprovisioning, personnel screening)</text:span></text:p>
          </table:table-cell>
          <table:table-cell table:style-name="ce29" office:value-type="string" calcext:value-type="string">
            <text:p>·       CIS<text:span text:style-name="T5"> </text:span><text:span text:style-name="T6">CSC </text:span><text:span text:style-name="T7">5, 1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07.01, APO07.02, APO07.03, APO07.04, APO07.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2.1, 4.3.3.2.2, 4.3.3.2.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7.1.1, A.7.1.2, A.7.2.1, A.7.2.2, A.7.2.3, A.7.3.1, A.8.1.4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PS-1, PS-2, PS-3, PS-4, PS-5, PS-6, PS-7, PS-8, SA-21 </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4">
            <text:p>PR.IP-12: <text:span text:style-name="T5">A</text:span><text:span text:style-name="T6"> </text:span><text:span text:style-name="T7">vulnerability management plan is developed and implemented</text:span></text:p>
          </table:table-cell>
          <table:table-cell table:style-name="ce29" office:value-type="string" calcext:value-type="string">
            <text:p>·       CIS<text:span text:style-name="T5"> </text:span><text:span text:style-name="T6">CSC </text:span><text:span text:style-name="T7">4, 18, 20</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BAI03.10, DSS05.01, DSS05.0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2.6.1, A.14.2.3, A.16.1.3, A.18.2.2, A.18.2.3</text:span></text:p>
          </table:table-cell>
          <table:table-cell table:number-columns-repeated="1020"/>
        </table:table-row>
        <table:table-row table:style-name="ro1">
          <table:covered-table-cell table:style-name="ce6"/>
          <table:covered-table-cell table:style-name="ce22"/>
          <table:covered-table-cell table:style-name="ce28"/>
          <table:table-cell table:style-name="ce30" office:value-type="string" calcext:value-type="string">
            <text:p>·       NIST SP 800-53 Rev. 4<text:span text:style-name="T1"> RA-3, RA-5, SI-2</text:span></text:p>
          </table:table-cell>
          <table:table-cell table:number-columns-repeated="1020"/>
        </table:table-row>
        <table:table-row table:style-name="ro1">
          <table:covered-table-cell table:style-name="ce6"/>
          <table:table-cell table:style-name="ce20" office:value-type="string" calcext:value-type="string" table:number-columns-spanned="1" table:number-rows-spanned="9">
            <text:p>Maintenance (PR.MA):<text:span text:style-name="T1"> Maintenance and repairs of industrial control and information system components are performed consistent with policies and procedures.</text:span></text:p>
          </table:table-cell>
          <table:table-cell table:style-name="ce26" office:value-type="string" calcext:value-type="string" table:number-columns-spanned="1" table:number-rows-spanned="4">
            <text:p>PR.MA-1:<text:span text:style-name="T1"> Maintenance and repair of organizational assets are performed and logged, with approved and controlled tools</text:span></text:p>
          </table:table-cell>
          <table:table-cell table:style-name="ce29" office:value-type="string" calcext:value-type="string">
            <text:p>·       COBIT 5 <text:span text:style-name="T14">BAI03.10,</text:span><text:span text:style-name="T15"> </text:span><text:span text:style-name="T16">BAI09.02,</text:span><text:span text:style-name="T17"> </text:span><text:span text:style-name="T16">BAI09.03, DSS01.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3.7</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text:span text:style-name="T1"> A.11.1.2, A.11.2.4, A.11.2.5, A.11.2.6</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MA-2, MA-3, MA-5, MA-6</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MA-2: <text:span text:style-name="T1">Remote maintenance of organizational assets is approved, logged, and performed in a manner that prevents unauthorized access</text:span></text:p>
          </table:table-cell>
          <table:table-cell table:style-name="ce29" office:value-type="string" calcext:value-type="string">
            <text:p>·       CIS<text:span text:style-name="T5"> </text:span><text:span text:style-name="T6">CSC </text:span><text:span text:style-name="T7">3, 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6.5, 4.3.3.6.6, 4.3.3.6.7, 4.3.3.6.8</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1.2.4, A.15.1.1, A.15.2.1</text:span></text:p>
          </table:table-cell>
          <table:table-cell table:number-columns-repeated="1020"/>
        </table:table-row>
        <table:table-row table:style-name="ro1">
          <table:covered-table-cell table:style-name="ce6"/>
          <table:covered-table-cell table:style-name="ce22"/>
          <table:covered-table-cell table:style-name="ce28"/>
          <table:table-cell table:style-name="ce30" office:value-type="string" calcext:value-type="string">
            <text:p>·       NIST SP 800-53 Rev. 4 <text:span text:style-name="T1">MA-4</text:span></text:p>
          </table:table-cell>
          <table:table-cell table:number-columns-repeated="1020"/>
        </table:table-row>
        <table:table-row table:style-name="ro1">
          <table:covered-table-cell table:style-name="ce6"/>
          <table:table-cell table:style-name="ce20" office:value-type="string" calcext:value-type="string" table:number-columns-spanned="1" table:number-rows-spanned="27">
            <text:p>Protective Technology (PR.PT): <text:span text:style-name="T1">Technical security solutions are managed to ensure the security and resilience of systems and assets, consistent with related policies, procedures, and agreements.</text:span></text:p>
          </table:table-cell>
          <table:table-cell table:style-name="ce26" office:value-type="string" calcext:value-type="string" table:number-columns-spanned="1" table:number-rows-spanned="6">
            <text:p>PR.PT-1: <text:span text:style-name="T1">Audit/log records are determined, documented, implemented, and reviewed in accordance with policy</text:span></text:p>
          </table:table-cell>
          <table:table-cell table:style-name="ce29" office:value-type="string" calcext:value-type="string">
            <text:p>·       CIS<text:span text:style-name="T18"> CSC</text:span><text:span text:style-name="T19"> 1, 3, 5, 6, 14, 15, 1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1.04, BAI03.05, DSS05.04, DSS05.07, MEA02.0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3.3.9, 4.3.3.5.8, 4.3.4.4.7, 4.4.2.1, 4.4.2.2, 4.4.2.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2.8, SR 2.9, SR 2.10, SR 2.11, SR 2.1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9">A.12.4.1, A.12.4.2, A.12.4.3, A.12.4.4, A.12.7.1</text:span><text:span text:style-name="T10"> </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U Family</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PT-2: <text:span text:style-name="T1">Removable media is protected and its use restricted according to policy</text:span></text:p>
          </table:table-cell>
          <table:table-cell table:style-name="ce29" office:value-type="string" calcext:value-type="string">
            <text:p>·       CIS<text:span text:style-name="T5"> </text:span><text:span text:style-name="T6">CSC </text:span><text:span text:style-name="T7">8, 1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APO13.01, DSS05.02, DSS05.06 </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2.3</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text:span text:style-name="T8"> A.8.2.1, A.8.2.2, A.8.2.3, A.8.3.1, A.8.3.3, A.11.2.9</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text:span text:style-name="T11"> </text:span><text:span text:style-name="T12">Rev. 4</text:span><text:span text:style-name="T13"> MP-2, MP-3, MP-4, MP-5, MP-7, MP-8</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6">
            <text:p>PR.PT-3: <text:span text:style-name="T1">The principle of least functionality is incorporated by configuring systems to provide only essential capabilities</text:span></text:p>
          </table:table-cell>
          <table:table-cell table:style-name="ce29" office:value-type="string" calcext:value-type="string">
            <text:p>·       CIS<text:span text:style-name="T5"> </text:span><text:span text:style-name="T6">CSC </text:span><text:span text:style-name="T7">3, 11, 1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2, DSS05.05, DSS06.0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text:span text:style-name="T1"> 4.3.3.5.1, 4.3.3.5.2, 4.3.3.5.3, 4.3.3.5.4, 4.3.3.5.5, 4.3.3.5.6, 4.3.3.5.7, 4.3.3.5.8, 4.3.3.6.1, 4.3.3.6.2, 4.3.3.6.3, 4.3.3.6.4, 4.3.3.6.5, 4.3.3.6.6, 4.3.3.6.7, 4.3.3.6.8, 4.3.3.6.9, 4.3.3.7.1, 4.3.3.7.2, 4.3.3.7.3, 4.3.3.7.4</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1.1, SR 1.2, SR 1.3, SR 1.4, SR 1.5, SR 1.6, SR 1.7, SR 1.8, SR 1.9, SR 1.10, SR 1.11, SR 1.12, SR 1.13, SR 2.1, SR 2.2, SR 2.3, SR 2.4, SR 2.5, SR 2.6, SR 2.7</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9.1.2</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AC-3, CM-7</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PT-4: <text:span text:style-name="T1">Communications and control networks are protected</text:span></text:p>
          </table:table-cell>
          <table:table-cell table:style-name="ce29" office:value-type="string" calcext:value-type="string">
            <text:p>·       CIS<text:span text:style-name="T18"> CSC</text:span><text:span text:style-name="T19"> 8, 12, 1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COBIT 5 <text:span text:style-name="T1">DSS05.02, APO13.01</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text:span text:style-name="T1"> SR 3.1, SR 3.5, SR 3.8, SR 4.1, SR 4.3, SR 5.1, SR 5.2, SR 5.3, SR 7.1, SR 7.6</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1">A.13.1.1, A.13.2.1, A.14.1.3</text:span></text:p>
          </table:table-cell>
          <table:table-cell table:number-columns-repeated="1020"/>
        </table:table-row>
        <table:table-row table:style-name="ro1">
          <table:covered-table-cell table:style-name="ce6"/>
          <table:covered-table-cell table:style-name="ce21"/>
          <table:covered-table-cell table:style-name="ce28"/>
          <table:table-cell table:style-name="ce30" office:value-type="string" calcext:value-type="string">
            <text:p>·       NIST SP 800-53 Rev. 4<text:span text:style-name="T1"> AC-4, AC-17, AC-18, CP-8, SC-7, SC-19, SC-20, SC-21, SC-22, SC-23, SC-24, SC-25, SC-29, SC-32, SC-36, SC-37, SC-38, SC-39, SC-40, SC-41, SC-43</text:span></text:p>
          </table:table-cell>
          <table:table-cell table:number-columns-repeated="1020"/>
        </table:table-row>
        <table:table-row table:style-name="ro1">
          <table:covered-table-cell table:style-name="ce6"/>
          <table:covered-table-cell table:style-name="ce21"/>
          <table:table-cell table:style-name="ce26" office:value-type="string" calcext:value-type="string" table:number-columns-spanned="1" table:number-rows-spanned="5">
            <text:p>PR.PT-5: <text:span text:style-name="T1">Mechanisms (e.g., failsafe, load balancing, hot swap) are implemented to achieve resilience requirements in normal and adverse situations</text:span></text:p>
          </table:table-cell>
          <table:table-cell table:style-name="ce29" office:value-type="string" calcext:value-type="string">
            <text:p>·       COBIT 5 <text:span text:style-name="T1">BAI04.01, BAI04.02, BAI04.03, BAI04.04, BAI04.05, DSS01.05</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2-1:2009 <text:span text:style-name="T1">4.3.2.5.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A 62443-3-3:2013 <text:span text:style-name="T1">SR 7.1, SR 7.2</text:span></text:p>
          </table:table-cell>
          <table:table-cell table:number-columns-repeated="1020"/>
        </table:table-row>
        <table:table-row table:style-name="ro1">
          <table:covered-table-cell table:style-name="ce6"/>
          <table:covered-table-cell table:style-name="ce21"/>
          <table:covered-table-cell table:style-name="ce27"/>
          <table:table-cell table:style-name="ce29" office:value-type="string" calcext:value-type="string">
            <text:p>·       ISO/IEC 27001:2013 <text:span text:style-name="T9">A.17.1.2, A.17.2.1</text:span><text:span text:style-name="T10">  </text:span></text:p>
          </table:table-cell>
          <table:table-cell table:number-columns-repeated="1020"/>
        </table:table-row>
        <table:table-row table:style-name="ro1">
          <table:covered-table-cell table:style-name="ce7"/>
          <table:covered-table-cell table:style-name="ce22"/>
          <table:covered-table-cell table:style-name="ce28"/>
          <table:table-cell table:style-name="ce30" office:value-type="string" calcext:value-type="string">
            <text:p>·       NIST SP 800-53 Rev. 4 <text:span text:style-name="T1">CP-7, CP-8, CP-11, CP-13, PL-8, SA-14, SC-6</text:span></text:p>
          </table:table-cell>
          <table:table-cell table:number-columns-repeated="1020"/>
        </table:table-row>
        <table:table-row table:style-name="ro1">
          <table:table-cell table:style-name="ce8" office:value-type="string" calcext:value-type="string" table:number-columns-spanned="1" table:number-rows-spanned="85">
            <text:p>DETECT (DE)</text:p>
          </table:table-cell>
          <table:table-cell table:style-name="ce20" office:value-type="string" calcext:value-type="string" table:number-columns-spanned="1" table:number-rows-spanned="25">
            <text:p>Anomalies and Events (DE.AE): <text:span text:style-name="T1">Anomalous activity is detected and the potential impact of events is understood.</text:span></text:p>
          </table:table-cell>
          <table:table-cell table:style-name="ce26" office:value-type="string" calcext:value-type="string" table:number-columns-spanned="1" table:number-rows-spanned="5">
            <text:p>DE.AE-1: <text:span text:style-name="T1">A baseline of network operations and expected data flows for users and systems is established and managed</text:span></text:p>
          </table:table-cell>
          <table:table-cell table:style-name="ce29" office:value-type="string" calcext:value-type="string">
            <text:p>·       CIS<text:span text:style-name="T5"> </text:span><text:span text:style-name="T6">CSC </text:span><text:span text:style-name="T7">1, 4, 6, 12, 13, 15, 1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3.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 <text:span text:style-name="T1">4.4.3.3</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2.1.1, A.12.1.2, A.13.1.1, A.13.1.2</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5"> </text:span><text:span text:style-name="T6">Rev. 4</text:span><text:span text:style-name="T7"> AC-4, CA-3, CM-2,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6">
            <text:p>DE.AE-2: <text:span text:style-name="T1">Detected events are analyzed to understand attack targets and methods</text:span></text:p>
          </table:table-cell>
          <table:table-cell table:style-name="ce29" office:value-type="string" calcext:value-type="string">
            <text:p>·       CIS<text:span text:style-name="T5"> </text:span><text:span text:style-name="T6">CSC </text:span><text:span text:style-name="T7">3, 6, 13, 1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5.07</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3.4.5.6, 4.3.4.5.7, 4.3.4.5.8</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2.8, SR 2.9, SR 2.10, SR 2.11, SR 2.12, SR 3.9, SR 6.1, SR 6.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text:span text:style-name="T1"> A.12.4.1, A.16.1.1, A.16.1.4</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5"> </text:span><text:span text:style-name="T6">Rev. 4</text:span><text:span text:style-name="T7"> AU-6, CA-7, IR-4,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AE-3: <text:span text:style-name="T1">Event data are collected and correlated from multiple sources and sensors</text:span></text:p>
          </table:table-cell>
          <table:table-cell table:style-name="ce29" office:value-type="string" calcext:value-type="string">
            <text:p>·       CIS<text:span text:style-name="T5"> </text:span><text:span text:style-name="T6">CSC </text:span><text:span text:style-name="T7">1, 3, 4, 5, 6, 7, 8, 11, 12, 13, 14, 15, 1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BAI08.0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6.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text:span text:style-name="T1"> A.12.4.1, A.16.1.7</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5"> </text:span><text:span text:style-name="T6">Rev. 4</text:span><text:span text:style-name="T7"> AU-6, CA-7, IR-4, IR-5, IR-8,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4">
            <text:p>DE.AE-4: <text:span text:style-name="T1">Impact of events is determined</text:span></text:p>
          </table:table-cell>
          <table:table-cell table:style-name="ce29" office:value-type="string" calcext:value-type="string">
            <text:p>·       CIS<text:span text:style-name="T5"> </text:span><text:span text:style-name="T6">CSC </text:span><text:span text:style-name="T7">4, 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text:span text:style-name="T1"> APO12.06, DSS03.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6.1.4</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5"> </text:span><text:span text:style-name="T6">Rev. 4</text:span><text:span text:style-name="T7"> CP-2, IR-4, RA-3,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AE-5: <text:span text:style-name="T1">Incident alert thresholds are established</text:span></text:p>
          </table:table-cell>
          <table:table-cell table:style-name="ce29" office:value-type="string" calcext:value-type="string">
            <text:p>·       CIS<text:span text:style-name="T5"> </text:span><text:span text:style-name="T6">CSC </text:span><text:span text:style-name="T7">6, 19</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APO12.06, DSS03.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 <text:span text:style-name="T1">4.2.3.10</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6.1.4</text:span></text:p>
          </table:table-cell>
          <table:table-cell table:number-columns-repeated="1020"/>
        </table:table-row>
        <table:table-row table:style-name="ro1">
          <table:covered-table-cell table:style-name="ce9"/>
          <table:covered-table-cell table:style-name="ce22"/>
          <table:covered-table-cell table:style-name="ce28"/>
          <table:table-cell table:style-name="ce30" office:value-type="string" calcext:value-type="string">
            <text:p>·       NIST SP 800-53<text:span text:style-name="T5"> </text:span><text:span text:style-name="T6">Rev. 4</text:span><text:span text:style-name="T7"> IR-4, IR-5, IR-8</text:span></text:p>
          </table:table-cell>
          <table:table-cell table:number-columns-repeated="1020"/>
        </table:table-row>
        <table:table-row table:style-name="ro1">
          <table:covered-table-cell table:style-name="ce9"/>
          <table:table-cell table:style-name="ce20" office:value-type="string" calcext:value-type="string" table:number-columns-spanned="1" table:number-rows-spanned="36">
            <text:p>Security Continuous Monitoring (DE.CM): <text:span text:style-name="T1">The information system and assets are monitored to identify cybersecurity events and verify the effectiveness of protective measures.</text:span></text:p>
          </table:table-cell>
          <table:table-cell table:style-name="ce26" office:value-type="string" calcext:value-type="string" table:number-columns-spanned="1" table:number-rows-spanned="4">
            <text:p>DE.CM-1: <text:span text:style-name="T5">The network is</text:span><text:span text:style-name="T6"> </text:span><text:span text:style-name="T7">monitored to detect potential cybersecurity events</text:span></text:p>
          </table:table-cell>
          <table:table-cell table:style-name="ce29" office:value-type="string" calcext:value-type="string">
            <text:p>·       CIS CSC<text:span text:style-name="T1"> 1, 7, 8, 12, 13, 15, 1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5">DSS01.03, DSS03.05,</text:span><text:span text:style-name="T6"> </text:span><text:span text:style-name="T7">DSS05.07</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6.2</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C-2, AU-12, CA-7, CM-3, SC-5, SC-7,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4">
            <text:p>DE.CM-2: <text:span text:style-name="T1">The physical environment is monitored to detect potential cybersecurity events</text:span></text:p>
          </table:table-cell>
          <table:table-cell table:style-name="ce29" office:value-type="string" calcext:value-type="string">
            <text:p>·       COBIT 5 <text:span text:style-name="T1">DSS01.04, DSS01.0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3.3.3.8</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1.1.1, A.11.1.2</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A-7, PE-3, PE-6, PE-20</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CM-3: <text:span text:style-name="T1">Personnel activity is monitored to detect potential cybersecurity events</text:span></text:p>
          </table:table-cell>
          <table:table-cell table:style-name="ce29" office:value-type="string" calcext:value-type="string">
            <text:p>·       CIS<text:span text:style-name="T5"> </text:span><text:span text:style-name="T6">CSC </text:span><text:span text:style-name="T7">5, 7, 14, 1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5.07</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6.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text:span text:style-name="T1"> A.12.4.1, A.12.4.3</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C-2, AU-12, AU-13, CA-7, CM-10, CM-11</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6">
            <text:p>DE.CM-4: <text:span text:style-name="T1">Malicious code is detected</text:span></text:p>
          </table:table-cell>
          <table:table-cell table:style-name="ce29" office:value-type="string" calcext:value-type="string">
            <text:p>·       CIS<text:span text:style-name="T18"> CSC</text:span><text:span text:style-name="T19"> 4, 7, 8, 1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5.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3.4.3.8</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3.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2.2.1</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text:span text:style-name="T1"> SI-3, SI-8</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CM-5: <text:span text:style-name="T1">Unauthorized mobile code is detected</text:span></text:p>
          </table:table-cell>
          <table:table-cell table:style-name="ce29" office:value-type="string" calcext:value-type="string">
            <text:p>·       CIS<text:span text:style-name="T5"> </text:span><text:span text:style-name="T6">CSC </text:span><text:span text:style-name="T7">7, 8</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5.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2.4</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2.5.1, A.12.6.2</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text:span text:style-name="T1"> SC-18, SI-4, SC-4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3">
            <text:p>DE.CM-6: <text:span text:style-name="T1">External service provider activity is monitored to detect potential cybersecurity events</text:span></text:p>
          </table:table-cell>
          <table:table-cell table:style-name="ce29" office:value-type="string" calcext:value-type="string">
            <text:p>·       COBIT 5 <text:span text:style-name="T1">APO07.06, APO10.0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4.2.7, A.15.2.1</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text:span text:style-name="T1"> CA-7, PS-7, SA-4, SA-9,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4">
            <text:p>DE.CM-7: <text:span text:style-name="T1">Monitoring for unauthorized personnel, connections, devices, and software is performed</text:span></text:p>
          </table:table-cell>
          <table:table-cell table:style-name="ce29" office:value-type="string" calcext:value-type="string">
            <text:p>·       CIS<text:span text:style-name="T5"> </text:span><text:span text:style-name="T6">CSC </text:span><text:span text:style-name="T7">1, 2, 3, 5, 9, 12, 13, 15, 16</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1">DSS05.02, DSS05.0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2.4.1, A.14.2.7, A.15.2.1</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U-12, CA-7, CM-3, CM-8, PE-3, PE-6, PE-20,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CM-8: <text:span text:style-name="T1">Vulnerability scans are performed</text:span></text:p>
          </table:table-cell>
          <table:table-cell table:style-name="ce29" office:value-type="string" calcext:value-type="string">
            <text:p>·       CIS<text:span text:style-name="T5"> </text:span><text:span text:style-name="T6">CSC </text:span><text:span text:style-name="T7">4, 20</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text:span text:style-name="T1"> BAI03.10, DSS05.0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2.3.1, 4.2.3.7</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2.6.1</text:span></text:p>
          </table:table-cell>
          <table:table-cell table:number-columns-repeated="1020"/>
        </table:table-row>
        <table:table-row table:style-name="ro1">
          <table:covered-table-cell table:style-name="ce9"/>
          <table:covered-table-cell table:style-name="ce22"/>
          <table:covered-table-cell table:style-name="ce28"/>
          <table:table-cell table:style-name="ce30" office:value-type="string" calcext:value-type="string">
            <text:p>·       NIST SP 800-53<text:span text:style-name="T11"> </text:span><text:span text:style-name="T12">Rev. 4</text:span><text:span text:style-name="T13"> RA-5</text:span></text:p>
          </table:table-cell>
          <table:table-cell table:number-columns-repeated="1020"/>
        </table:table-row>
        <table:table-row table:style-name="ro1">
          <table:covered-table-cell table:style-name="ce9"/>
          <table:table-cell table:style-name="ce20" office:value-type="string" calcext:value-type="string" table:number-columns-spanned="1" table:number-rows-spanned="24">
            <text:p>Detection Processes (DE.DP):<text:span text:style-name="T1"> Detection processes and procedures are maintained and tested to ensure awareness of anomalous events.</text:span></text:p>
          </table:table-cell>
          <table:table-cell table:style-name="ce26" office:value-type="string" calcext:value-type="string" table:number-columns-spanned="1" table:number-rows-spanned="5">
            <text:p>DE.DP-1: <text:span text:style-name="T1">Roles and responsibilities for detection are well defined to ensure accountability</text:span></text:p>
          </table:table-cell>
          <table:table-cell table:style-name="ce29" office:value-type="string" calcext:value-type="string">
            <text:p>·       CIS<text:span text:style-name="T18"> CSC</text:span><text:span text:style-name="T19"> 19</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 <text:span text:style-name="T5">APO01.02</text:span><text:span text:style-name="T6">, </text:span><text:span text:style-name="T7">DSS05.01, DSS06.03</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 <text:span text:style-name="T1">4.4.3.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text:span text:style-name="T1"> A.6.1.1, A.7.2.2</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text:span text:style-name="T1"> CA-2, CA-7, PM-1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4">
            <text:p>DE.DP-2: <text:span text:style-name="T1">Detection activities comply with all applicable requirements</text:span></text:p>
          </table:table-cell>
          <table:table-cell table:style-name="ce29" office:value-type="string" calcext:value-type="string">
            <text:p>·       COBIT 5 <text:span text:style-name="T1">DSS06.01, MEA03.03, MEA03.04</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 <text:span text:style-name="T1">4.4.3.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8.1.4, A.18.2.2, A.18.2.3</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 <text:span text:style-name="T5">AC-25,</text:span><text:span text:style-name="T6"> </text:span><text:span text:style-name="T7">CA-2, CA-7, SA-18, SI-4, PM-1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5">
            <text:p>DE.DP-3: <text:span text:style-name="T1">Detection processes are tested</text:span></text:p>
          </table:table-cell>
          <table:table-cell table:style-name="ce29" office:value-type="string" calcext:value-type="string">
            <text:p>·       COBIT 5 <text:span text:style-name="T1">APO13.02, DSS05.0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 <text:span text:style-name="T1">4.4.3.2</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3.3</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4.2.8</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 Rev. 4 <text:span text:style-name="T1">CA-2, CA-7, PE-3, SI-3, SI-4, PM-1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6">
            <text:p>DE.DP-4: <text:span text:style-name="T1">Event detection information is communicated</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COBIT 5<text:span text:style-name="T1"> APO08.04, APO12.06, DSS02.0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3.4.5.9</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3-3:2013<text:span text:style-name="T1"> SR 6.1</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text:span text:style-name="T1"> A.16.1.2, A.16.1.3</text:span></text:p>
          </table:table-cell>
          <table:table-cell table:number-columns-repeated="1020"/>
        </table:table-row>
        <table:table-row table:style-name="ro1">
          <table:covered-table-cell table:style-name="ce9"/>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U-6, CA-2, CA-7,  RA-5, SI-4</text:span></text:p>
          </table:table-cell>
          <table:table-cell table:number-columns-repeated="1020"/>
        </table:table-row>
        <table:table-row table:style-name="ro1">
          <table:covered-table-cell table:style-name="ce9"/>
          <table:covered-table-cell table:style-name="ce21"/>
          <table:table-cell table:style-name="ce26" office:value-type="string" calcext:value-type="string" table:number-columns-spanned="1" table:number-rows-spanned="4">
            <text:p>DE.DP-5: <text:span text:style-name="T1">Detection processes are continuously improved</text:span></text:p>
          </table:table-cell>
          <table:table-cell table:style-name="ce29" office:value-type="string" calcext:value-type="string">
            <text:p>·       COBIT 5 <text:span text:style-name="T1">APO11.06, APO12.06, DSS04.05</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A 62443-2-1:2009<text:span text:style-name="T1"> 4.4.3.4</text:span></text:p>
          </table:table-cell>
          <table:table-cell table:number-columns-repeated="1020"/>
        </table:table-row>
        <table:table-row table:style-name="ro1">
          <table:covered-table-cell table:style-name="ce9"/>
          <table:covered-table-cell table:style-name="ce21"/>
          <table:covered-table-cell table:style-name="ce27"/>
          <table:table-cell table:style-name="ce29" office:value-type="string" calcext:value-type="string">
            <text:p>·       ISO/IEC 27001:2013 <text:span text:style-name="T1">A.16.1.6</text:span></text:p>
          </table:table-cell>
          <table:table-cell table:number-columns-repeated="1020"/>
        </table:table-row>
        <table:table-row table:style-name="ro1">
          <table:covered-table-cell table:style-name="ce10"/>
          <table:covered-table-cell table:style-name="ce22"/>
          <table:covered-table-cell table:style-name="ce28"/>
          <table:table-cell table:style-name="ce30" office:value-type="string" calcext:value-type="string">
            <text:p>·       NIST SP 800-53 Rev. 4<text:span text:style-name="T1">, CA-2, CA-7, PL-2, RA-5, SI-4, PM-14</text:span></text:p>
          </table:table-cell>
          <table:table-cell table:number-columns-repeated="1020"/>
        </table:table-row>
        <table:table-row table:style-name="ro1">
          <table:table-cell table:style-name="ce11" office:value-type="string" calcext:value-type="string" table:number-columns-spanned="1" table:number-rows-spanned="73">
            <text:p>RESPOND (RS)</text:p>
          </table:table-cell>
          <table:table-cell table:style-name="ce20" office:value-type="string" calcext:value-type="string" table:number-columns-spanned="1" table:number-rows-spanned="5">
            <text:p>Response Planning (RS.RP):<text:span text:style-name="T2"> </text:span><text:span text:style-name="T3">Response processes and procedures are executed and maintained, to ensure response to detected cybersecurity incidents.</text:span></text:p>
          </table:table-cell>
          <table:table-cell table:style-name="ce26" office:value-type="string" calcext:value-type="string" table:number-columns-spanned="1" table:number-rows-spanned="5">
            <text:p>RS.RP-1: <text:span text:style-name="T1">Response plan is executed during or after an incident</text:span></text:p>
          </table:table-cell>
          <table:table-cell table:style-name="ce29" office:value-type="string" calcext:value-type="string">
            <text:p>·       CIS<text:span text:style-name="T18"> CSC </text:span><text:span text:style-name="T19">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5">APO12.06,</text:span><text:span text:style-name="T6"> </text:span><text:span text:style-name="T7">BAI01.10</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1</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6.1.5</text:span></text:p>
          </table:table-cell>
          <table:table-cell table:number-columns-repeated="1020"/>
        </table:table-row>
        <table:table-row table:style-name="ro1">
          <table:covered-table-cell table:style-name="ce12"/>
          <table:covered-table-cell table:style-name="ce22"/>
          <table:covered-table-cell table:style-name="ce28"/>
          <table:table-cell table:style-name="ce30" office:value-type="string" calcext:value-type="string">
            <text:p>·       NIST SP 800-53<text:span text:style-name="T11"> </text:span><text:span text:style-name="T12">Rev. 4</text:span><text:span text:style-name="T13"> CP-2, CP-10, IR-4, IR-8 </text:span></text:p>
          </table:table-cell>
          <table:table-cell table:number-columns-repeated="1020"/>
        </table:table-row>
        <table:table-row table:style-name="ro1">
          <table:covered-table-cell table:style-name="ce12"/>
          <table:table-cell table:style-name="ce20" office:value-type="string" calcext:value-type="string" table:number-columns-spanned="1" table:number-rows-spanned="24">
            <text:p>Communications (RS.CO): <text:span text:style-name="T1">Response activities are coordinated with internal and external stakeholders (e.g. external support from law enforcement agencies).</text:span></text:p>
          </table:table-cell>
          <table:table-cell table:style-name="ce26" office:value-type="string" calcext:value-type="string" table:number-columns-spanned="1" table:number-rows-spanned="5">
            <text:p>RS.CO-1: <text:span text:style-name="T1">Personnel know their roles and order of operations when a response is needed</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EDM03.02, APO01.02, APO12.03</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2, 4.3.4.5.3, 4.3.4.5.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6.1.1, A.7.2.2, A.16.1.1 </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 Rev. 4 <text:span text:style-name="T1">CP-2, CP-3, IR-3, IR-8</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5">
            <text:p>RS.CO-2: <text:span text:style-name="T1">Incidents are reported consistent with established criteria</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DSS01.03</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8">4.3.4.5.5 </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text:span text:style-name="T1"> A.6.1.3, A.16.1.2</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 Rev. 4 <text:span text:style-name="T5">AU-6,</text:span><text:span text:style-name="T6"> </text:span><text:span text:style-name="T7">IR-6, IR-8</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5">
            <text:p>RS.CO-3: <text:span text:style-name="T1">Information is shared consistent with response plans</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DSS03.0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text:span text:style-name="T1"> 4.3.4.5.2</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6.1.2, Clause 7.4, Clause 16.1.2</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A-2, CA-7, CP-2, IR-4, IR-8, PE-6, RA-5, SI-4 </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5">
            <text:p>RS.CO-4: <text:span text:style-name="T1">Coordination with stakeholders occurs consistent with response plans</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DSS03.0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5</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Clause 7.4</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2, IR-4, IR-8</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4">
            <text:p>RS.CO-5: <text:span text:style-name="T8">Voluntary information sharing occurs with external stakeholders to achieve broader cybersecurity situational awareness </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BAI08.0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6.1.4</text:span></text:p>
          </table:table-cell>
          <table:table-cell table:number-columns-repeated="1020"/>
        </table:table-row>
        <table:table-row table:style-name="ro1">
          <table:covered-table-cell table:style-name="ce12"/>
          <table:covered-table-cell table:style-name="ce22"/>
          <table:covered-table-cell table:style-name="ce28"/>
          <table:table-cell table:style-name="ce30" office:value-type="string" calcext:value-type="string">
            <text:p>·       NIST SP 800-53 Rev. 4 <text:span text:style-name="T1">SI-5, PM-15</text:span></text:p>
          </table:table-cell>
          <table:table-cell table:number-columns-repeated="1020"/>
        </table:table-row>
        <table:table-row table:style-name="ro1">
          <table:covered-table-cell table:style-name="ce12"/>
          <table:table-cell table:style-name="ce20" office:value-type="string" calcext:value-type="string" table:number-columns-spanned="1" table:number-rows-spanned="22">
            <text:p>Analysis (RS.AN): <text:span text:style-name="T1">Analysis is conducted to ensure effective response and support recovery activities.</text:span></text:p>
          </table:table-cell>
          <table:table-cell table:style-name="ce26" office:value-type="string" calcext:value-type="string" table:number-columns-spanned="1" table:number-rows-spanned="6">
            <text:p>RS.AN-1: <text:span text:style-name="T1">Notifications from detection systems are investigated </text:span></text:p>
          </table:table-cell>
          <table:table-cell table:style-name="ce29" office:value-type="string" calcext:value-type="string">
            <text:p>·       CIS<text:span text:style-name="T5"> </text:span><text:span text:style-name="T6">CSC </text:span><text:span text:style-name="T7">4, 6, 8, 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5">DSS02.04,</text:span><text:span text:style-name="T6"> </text:span><text:span text:style-name="T7">DSS02.07</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6, 4.3.4.5.7, 4.3.4.5.8</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3-3:2013<text:span text:style-name="T1"> SR 6.1</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2.4.1, A.12.4.3, A.16.1.5</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29"> </text:span><text:span text:style-name="T30">Rev. 4</text:span><text:span text:style-name="T31"> AU-6, CA-7, IR-4, IR-5, PE-6, SI-4 </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4">
            <text:p>RS.AN-2: <text:span text:style-name="T1">The impact of the incident is understood</text:span></text:p>
          </table:table-cell>
          <table:table-cell table:style-name="ce29" office:value-type="string" calcext:value-type="string">
            <text:p>·       COBIT 5 <text:span text:style-name="T1">DSS02.02</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text:span text:style-name="T1"> 4.3.4.5.6, 4.3.4.5.7, 4.3.4.5.8</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5">A.16.1.4,</text:span><text:span text:style-name="T6"> </text:span><text:span text:style-name="T7">A.16.1.6</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2, IR-4</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4">
            <text:p>RS.AN-3: <text:span text:style-name="T1">Forensics are performed</text:span></text:p>
          </table:table-cell>
          <table:table-cell table:style-name="ce29" office:value-type="string" calcext:value-type="string">
            <text:p>·       COBIT 5 <text:span text:style-name="T1">APO12.06, DSS03.02, DSS05.07</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3-3:2013<text:span text:style-name="T1"> SR 2.8, SR 2.9, SR 2.10, SR 2.11, SR 2.12, SR 3.9, SR 6.1</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6.1.7 </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11"> </text:span><text:span text:style-name="T12">Rev. 4</text:span><text:span text:style-name="T13"> AU-7, IR-4</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5">
            <text:p>RS.AN-4: <text:span text:style-name="T1">Incidents are categorized consistent with response plans</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DSS02.02</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6</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9">A.16.1.4</text:span><text:span text:style-name="T10"> </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 Rev. 4 <text:span text:style-name="T1">CP-2, IR-4, IR-5, IR-8</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3">
            <text:p>RS.AN-5:<text:span text:style-name="T1"> Processes are established to receive, analyze and respond to vulnerabilities disclosed to the organization from internal and external sources (e.g. internal testing, security bulletins, or security researchers)</text:span></text:p>
          </table:table-cell>
          <table:table-cell table:style-name="ce29" office:value-type="string" calcext:value-type="string">
            <text:p>·       CIS CSC <text:span text:style-name="T1">4, 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EDM03.02, DSS05.07</text:span></text:p>
          </table:table-cell>
          <table:table-cell table:number-columns-repeated="1020"/>
        </table:table-row>
        <table:table-row table:style-name="ro1">
          <table:covered-table-cell table:style-name="ce12"/>
          <table:covered-table-cell table:style-name="ce22"/>
          <table:covered-table-cell table:style-name="ce28"/>
          <table:table-cell table:style-name="ce30" office:value-type="string" calcext:value-type="string">
            <text:p>·       NIST SP 800-53 Rev. 4 <text:span text:style-name="T1">SI-5, PM-15</text:span></text:p>
          </table:table-cell>
          <table:table-cell table:number-columns-repeated="1020"/>
        </table:table-row>
        <table:table-row table:style-name="ro1">
          <table:covered-table-cell table:style-name="ce12"/>
          <table:table-cell table:style-name="ce20" office:value-type="string" calcext:value-type="string" table:number-columns-spanned="1" table:number-rows-spanned="15">
            <text:p>Mitigation (RS.MI): <text:span text:style-name="T1">Activities are performed to prevent expansion of an event, mitigate its effects, and resolve the incident.</text:span></text:p>
          </table:table-cell>
          <table:table-cell table:style-name="ce26" office:value-type="string" calcext:value-type="string" table:number-columns-spanned="1" table:number-rows-spanned="6">
            <text:p>RS.MI-1: <text:span text:style-name="T1">Incidents are contained</text:span></text:p>
          </table:table-cell>
          <table:table-cell table:style-name="ce29" office:value-type="string" calcext:value-type="string">
            <text:p>·       CIS<text:span text:style-name="T5"> </text:span><text:span text:style-name="T6">CSC </text:span><text:span text:style-name="T7">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APO12.06</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6</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3-3:2013 <text:span text:style-name="T1">SR 5.1, SR 5.2, SR 5.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5">A.12.2.1,</text:span><text:span text:style-name="T6"> </text:span><text:span text:style-name="T7">A.16.1.5</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 Rev. 4 <text:span text:style-name="T1">IR-4</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5">
            <text:p>RS.MI-2: <text:span text:style-name="T1">Incidents are mitigated</text:span></text:p>
          </table:table-cell>
          <table:table-cell table:style-name="ce29" office:value-type="string" calcext:value-type="string">
            <text:p>·       CIS<text:span text:style-name="T5"> </text:span><text:span text:style-name="T6">CSC </text:span><text:span text:style-name="T7">4, 19</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APO12.06</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text:span text:style-name="T1"> 4.3.4.5.6, 4.3.4.5.10</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text:span text:style-name="T1"> A.12.2.1, A.16.1.5</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 Rev. 4<text:span text:style-name="T1"> IR-4</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4">
            <text:p>RS.MI-3: <text:span text:style-name="T1">Newly identified vulnerabilities are mitigated or documented as accepted risks</text:span></text:p>
          </table:table-cell>
          <table:table-cell table:style-name="ce29" office:value-type="string" calcext:value-type="string">
            <text:p>·       CIS<text:span text:style-name="T5"> </text:span><text:span text:style-name="T6">CSC </text:span><text:span text:style-name="T7">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COBIT 5 <text:span text:style-name="T1">APO12.06</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2.6.1</text:span></text:p>
          </table:table-cell>
          <table:table-cell table:number-columns-repeated="1020"/>
        </table:table-row>
        <table:table-row table:style-name="ro1">
          <table:covered-table-cell table:style-name="ce12"/>
          <table:covered-table-cell table:style-name="ce22"/>
          <table:covered-table-cell table:style-name="ce28"/>
          <table:table-cell table:style-name="ce30" office:value-type="string" calcext:value-type="string">
            <text:p>·       NIST SP 800-53 Rev. 4 <text:span text:style-name="T1">CA-7, RA-3, RA-5</text:span></text:p>
          </table:table-cell>
          <table:table-cell table:number-columns-repeated="1020"/>
        </table:table-row>
        <table:table-row table:style-name="ro1">
          <table:covered-table-cell table:style-name="ce12"/>
          <table:table-cell table:style-name="ce20" office:value-type="string" calcext:value-type="string" table:number-columns-spanned="1" table:number-rows-spanned="7">
            <text:p>Improvements (RS.IM): <text:span text:style-name="T1">Organizational response activities are improved by incorporating lessons learned from current and previous detection/response activities.</text:span></text:p>
          </table:table-cell>
          <table:table-cell table:style-name="ce26" office:value-type="string" calcext:value-type="string" table:number-columns-spanned="1" table:number-rows-spanned="4">
            <text:p>RS.IM-1: <text:span text:style-name="T5">Response</text:span><text:span text:style-name="T6"> </text:span><text:span text:style-name="T7">plans incorporate lessons learned</text:span></text:p>
          </table:table-cell>
          <table:table-cell table:style-name="ce29" office:value-type="string" calcext:value-type="string">
            <text:p>·       COBIT 5 <text:span text:style-name="T1">BAI01.13</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A 62443-2-1:2009 <text:span text:style-name="T1">4.3.4.5.10, 4.4.3.4</text:span></text:p>
          </table:table-cell>
          <table:table-cell table:number-columns-repeated="1020"/>
        </table:table-row>
        <table:table-row table:style-name="ro1">
          <table:covered-table-cell table:style-name="ce12"/>
          <table:covered-table-cell table:style-name="ce21"/>
          <table:covered-table-cell table:style-name="ce27"/>
          <table:table-cell table:style-name="ce29" office:value-type="string" calcext:value-type="string">
            <text:p>·       ISO/IEC 27001:2013 <text:span text:style-name="T1">A.16.1.6, Clause 10</text:span></text:p>
          </table:table-cell>
          <table:table-cell table:number-columns-repeated="1020"/>
        </table:table-row>
        <table:table-row table:style-name="ro1">
          <table:covered-table-cell table:style-name="ce12"/>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2, IR-4, IR-8</text:span></text:p>
          </table:table-cell>
          <table:table-cell table:number-columns-repeated="1020"/>
        </table:table-row>
        <table:table-row table:style-name="ro1">
          <table:covered-table-cell table:style-name="ce12"/>
          <table:covered-table-cell table:style-name="ce21"/>
          <table:table-cell table:style-name="ce26" office:value-type="string" calcext:value-type="string" table:number-columns-spanned="1" table:number-rows-spanned="3">
            <text:p>RS.IM-2: <text:span text:style-name="T1">Response strategies are updated</text:span></text:p>
          </table:table-cell>
          <table:table-cell table:style-name="ce31" office:value-type="string" calcext:value-type="string">
            <text:p>·       COBIT 5 <text:span text:style-name="T1">BAI01.13, DSS04.08</text:span></text:p>
          </table:table-cell>
          <table:table-cell table:number-columns-repeated="1020"/>
        </table:table-row>
        <table:table-row table:style-name="ro1">
          <table:covered-table-cell table:style-name="ce12"/>
          <table:covered-table-cell table:style-name="ce21"/>
          <table:covered-table-cell table:style-name="ce27"/>
          <table:table-cell table:style-name="ce31" office:value-type="string" calcext:value-type="string">
            <text:p>·       ISO/IEC 27001:2013 <text:span text:style-name="T1">A.16.1.6, Clause 10</text:span></text:p>
          </table:table-cell>
          <table:table-cell table:number-columns-repeated="1020"/>
        </table:table-row>
        <table:table-row table:style-name="ro1">
          <table:covered-table-cell table:style-name="ce13"/>
          <table:covered-table-cell table:style-name="ce22"/>
          <table:covered-table-cell table:style-name="ce28"/>
          <table:table-cell table:style-name="ce32" office:value-type="string" calcext:value-type="string">
            <text:p>·       NIST SP 800-53<text:span text:style-name="T11"> </text:span><text:span text:style-name="T12">Rev. 4</text:span><text:span text:style-name="T13"> CP-2, IR-4, IR-8</text:span></text:p>
          </table:table-cell>
          <table:table-cell table:number-columns-repeated="1020"/>
        </table:table-row>
        <table:table-row table:style-name="ro1">
          <table:table-cell table:style-name="ce14" office:value-type="string" calcext:value-type="string" table:number-columns-spanned="1" table:number-rows-spanned="18">
            <text:p>RECOVER (RC)</text:p>
          </table:table-cell>
          <table:table-cell table:style-name="ce20" office:value-type="string" calcext:value-type="string" table:number-columns-spanned="1" table:number-rows-spanned="4">
            <text:p>Recovery Planning (RC.RP): <text:span text:style-name="T1">Recovery processes and procedures are executed and maintained to ensure restoration of systems or assets affected by cybersecurity incidents.</text:span></text:p>
          </table:table-cell>
          <table:table-cell table:style-name="ce26" office:value-type="string" calcext:value-type="string" table:number-columns-spanned="1" table:number-rows-spanned="4">
            <text:p>RC.RP-1: <text:span text:style-name="T1">Recovery plan is executed during or after a cybersecurity incident </text:span></text:p>
          </table:table-cell>
          <table:table-cell table:style-name="ce31" office:value-type="string" calcext:value-type="string">
            <text:p>·       CIS<text:span text:style-name="T5"> </text:span><text:span text:style-name="T6">CSC</text:span><text:span text:style-name="T7"> 10</text:span></text:p>
          </table:table-cell>
          <table:table-cell table:number-columns-repeated="1020"/>
        </table:table-row>
        <table:table-row table:style-name="ro1">
          <table:covered-table-cell table:style-name="ce15"/>
          <table:covered-table-cell table:style-name="ce21"/>
          <table:covered-table-cell table:style-name="ce27"/>
          <table:table-cell table:style-name="ce31" office:value-type="string" calcext:value-type="string">
            <text:p>·       COBIT 5 <text:span text:style-name="T5">APO12.06,</text:span><text:span text:style-name="T6"> </text:span><text:span text:style-name="T7">DSS02.05, DSS03.04</text:span></text:p>
          </table:table-cell>
          <table:table-cell table:number-columns-repeated="1020"/>
        </table:table-row>
        <table:table-row table:style-name="ro1">
          <table:covered-table-cell table:style-name="ce15"/>
          <table:covered-table-cell table:style-name="ce21"/>
          <table:covered-table-cell table:style-name="ce27"/>
          <table:table-cell table:style-name="ce31" office:value-type="string" calcext:value-type="string">
            <text:p>·       ISO/IEC 27001:2013 <text:span text:style-name="T1">A.16.1.5</text:span></text:p>
          </table:table-cell>
          <table:table-cell table:number-columns-repeated="1020"/>
        </table:table-row>
        <table:table-row table:style-name="ro1">
          <table:covered-table-cell table:style-name="ce15"/>
          <table:covered-table-cell table:style-name="ce22"/>
          <table:covered-table-cell table:style-name="ce28"/>
          <table:table-cell table:style-name="ce32" office:value-type="string" calcext:value-type="string">
            <text:p>·       NIST SP 800-53<text:span text:style-name="T11"> </text:span><text:span text:style-name="T12">Rev. 4</text:span><text:span text:style-name="T13"> CP-10, IR-4, IR-8</text:span></text:p>
          </table:table-cell>
          <table:table-cell table:number-columns-repeated="1020"/>
        </table:table-row>
        <table:table-row table:style-name="ro1">
          <table:covered-table-cell table:style-name="ce15"/>
          <table:table-cell table:style-name="ce20" office:value-type="string" calcext:value-type="string" table:number-columns-spanned="1" table:number-rows-spanned="7">
            <text:p>Improvements (RC.IM): <text:span text:style-name="T1">Recovery planning and processes are improved by incorporating lessons learned into future activities.</text:span></text:p>
          </table:table-cell>
          <table:table-cell table:style-name="ce26" office:value-type="string" calcext:value-type="string" table:number-columns-spanned="1" table:number-rows-spanned="4">
            <text:p>RC.IM-1: <text:span text:style-name="T1">Recovery plans incorporate lessons learned</text:span></text:p>
          </table:table-cell>
          <table:table-cell table:style-name="ce29" office:value-type="string" calcext:value-type="string">
            <text:p>·       COBIT 5 <text:span text:style-name="T5">APO12.06,</text:span><text:span text:style-name="T6"> </text:span><text:span text:style-name="T7">BAI05.07, DSS04.08</text:span></text:p>
          </table:table-cell>
          <table:table-cell table:number-columns-repeated="1020"/>
        </table:table-row>
        <table:table-row table:style-name="ro1">
          <table:covered-table-cell table:style-name="ce15"/>
          <table:covered-table-cell table:style-name="ce21"/>
          <table:covered-table-cell table:style-name="ce27"/>
          <table:table-cell table:style-name="ce29" office:value-type="string" calcext:value-type="string">
            <text:p>·       ISA 62443-2-1:2009 <text:span text:style-name="T1">4.4.3.4</text:span></text:p>
          </table:table-cell>
          <table:table-cell table:number-columns-repeated="1020"/>
        </table:table-row>
        <table:table-row table:style-name="ro1">
          <table:covered-table-cell table:style-name="ce15"/>
          <table:covered-table-cell table:style-name="ce21"/>
          <table:covered-table-cell table:style-name="ce27"/>
          <table:table-cell table:style-name="ce29" office:value-type="string" calcext:value-type="string">
            <text:p>·       ISO/IEC 27001:2013 <text:span text:style-name="T1">A.16.1.6, Clause 10</text:span></text:p>
          </table:table-cell>
          <table:table-cell table:number-columns-repeated="1020"/>
        </table:table-row>
        <table:table-row table:style-name="ro1">
          <table:covered-table-cell table:style-name="ce15"/>
          <table:covered-table-cell table:style-name="ce21"/>
          <table:covered-table-cell table:style-name="ce28"/>
          <table:table-cell table:style-name="ce30" office:value-type="string" calcext:value-type="string">
            <text:p>·       NIST SP 800-53<text:span text:style-name="T11"> </text:span><text:span text:style-name="T12">Rev. 4</text:span><text:span text:style-name="T13"> CP-2, IR-4, IR-8</text:span></text:p>
          </table:table-cell>
          <table:table-cell table:number-columns-repeated="1020"/>
        </table:table-row>
        <table:table-row table:style-name="ro1">
          <table:covered-table-cell table:style-name="ce15"/>
          <table:covered-table-cell table:style-name="ce21"/>
          <table:table-cell table:style-name="ce26" office:value-type="string" calcext:value-type="string" table:number-columns-spanned="1" table:number-rows-spanned="3">
            <text:p>RC.IM-2: <text:span text:style-name="T1">Recovery strategies are updated</text:span></text:p>
          </table:table-cell>
          <table:table-cell table:style-name="ce29" office:value-type="string" calcext:value-type="string">
            <text:p>·       COBIT 5 <text:span text:style-name="T5">APO12.06,</text:span><text:span text:style-name="T6"> </text:span><text:span text:style-name="T7">BAI07.08</text:span></text:p>
          </table:table-cell>
          <table:table-cell table:number-columns-repeated="1020"/>
        </table:table-row>
        <table:table-row table:style-name="ro1">
          <table:covered-table-cell table:style-name="ce15"/>
          <table:covered-table-cell table:style-name="ce21"/>
          <table:covered-table-cell table:style-name="ce27"/>
          <table:table-cell table:style-name="ce29" office:value-type="string" calcext:value-type="string">
            <text:p>·       ISO/IEC 27001:2013 <text:span text:style-name="T1">A.16.1.6, Clause 10</text:span></text:p>
          </table:table-cell>
          <table:table-cell table:number-columns-repeated="1020"/>
        </table:table-row>
        <table:table-row table:style-name="ro1">
          <table:covered-table-cell table:style-name="ce15"/>
          <table:covered-table-cell table:style-name="ce22"/>
          <table:covered-table-cell table:style-name="ce28"/>
          <table:table-cell table:style-name="ce30" office:value-type="string" calcext:value-type="string">
            <text:p>·       NIST SP 800-53 Rev. 4<text:span text:style-name="T1"> CP-2, IR-4, IR-8</text:span></text:p>
          </table:table-cell>
          <table:table-cell table:number-columns-repeated="1020"/>
        </table:table-row>
        <table:table-row table:style-name="ro1">
          <table:covered-table-cell table:style-name="ce15"/>
          <table:table-cell table:style-name="ce20" office:value-type="string" calcext:value-type="string" table:number-columns-spanned="1" table:number-rows-spanned="7">
            <text:p>Communications (RC.CO): <text:span text:style-name="T1">Restoration activities are coordinated with internal and external parties (e.g.  coordinating centers, Internet Service Providers, owners of attacking systems, victims, other CSIRTs, and vendors).</text:span></text:p>
          </table:table-cell>
          <table:table-cell table:style-name="ce26" office:value-type="string" calcext:value-type="string" table:number-columns-spanned="1" table:number-rows-spanned="2">
            <text:p>RC.CO-1: <text:span text:style-name="T1">Public relations are managed</text:span></text:p>
          </table:table-cell>
          <table:table-cell table:style-name="ce29" office:value-type="string" calcext:value-type="string">
            <text:p>·       COBIT 5<text:span text:style-name="T1"> EDM03.02</text:span></text:p>
          </table:table-cell>
          <table:table-cell table:number-columns-repeated="1020"/>
        </table:table-row>
        <table:table-row table:style-name="ro1">
          <table:covered-table-cell table:style-name="ce15"/>
          <table:covered-table-cell table:style-name="ce21"/>
          <table:covered-table-cell table:style-name="ce28"/>
          <table:table-cell table:style-name="ce30" office:value-type="string" calcext:value-type="string">
            <text:p>·       ISO/IEC 27001:2013 <text:span text:style-name="T1">A.6.1.4, Clause 7.4</text:span></text:p>
          </table:table-cell>
          <table:table-cell table:number-columns-repeated="1020"/>
        </table:table-row>
        <table:table-row table:style-name="ro1">
          <table:covered-table-cell table:style-name="ce15"/>
          <table:covered-table-cell table:style-name="ce21"/>
          <table:table-cell table:style-name="ce26" office:value-type="string" calcext:value-type="string" table:number-columns-spanned="1" table:number-rows-spanned="2">
            <text:p>RC.CO-2: <text:span text:style-name="T1">Reputation is repaired after an incident </text:span></text:p>
          </table:table-cell>
          <table:table-cell table:style-name="ce29" office:value-type="string" calcext:value-type="string">
            <text:p>·       COBIT 5 <text:span text:style-name="T1">MEA03.02</text:span></text:p>
          </table:table-cell>
          <table:table-cell table:number-columns-repeated="1020"/>
        </table:table-row>
        <table:table-row table:style-name="ro1">
          <table:covered-table-cell table:style-name="ce15"/>
          <table:covered-table-cell table:style-name="ce21"/>
          <table:covered-table-cell table:style-name="ce28"/>
          <table:table-cell table:style-name="ce30" office:value-type="string" calcext:value-type="string">
            <text:p>·       ISO/IEC 27001:2013 <text:span text:style-name="T1">Clause 7.4</text:span></text:p>
          </table:table-cell>
          <table:table-cell table:number-columns-repeated="1020"/>
        </table:table-row>
        <table:table-row table:style-name="ro1">
          <table:covered-table-cell table:style-name="ce15"/>
          <table:covered-table-cell table:style-name="ce21"/>
          <table:table-cell table:style-name="ce26" office:value-type="string" calcext:value-type="string" table:number-columns-spanned="1" table:number-rows-spanned="3">
            <text:p>RC.CO-3: <text:span text:style-name="T1">Recovery activities are communicated to internal and external stakeholders as well as executive and management teams</text:span></text:p>
          </table:table-cell>
          <table:table-cell table:style-name="ce29" office:value-type="string" calcext:value-type="string">
            <text:p>·       COBIT 5 <text:span text:style-name="T1">APO12.06</text:span></text:p>
          </table:table-cell>
          <table:table-cell table:number-columns-repeated="1020"/>
        </table:table-row>
        <table:table-row table:style-name="ro1">
          <table:covered-table-cell table:style-name="ce15"/>
          <table:covered-table-cell table:style-name="ce21"/>
          <table:covered-table-cell table:style-name="ce27"/>
          <table:table-cell table:style-name="ce29" office:value-type="string" calcext:value-type="string">
            <text:p>·       ISO/IEC 27001:2013 <text:span text:style-name="T1">Clause 7.4</text:span></text:p>
          </table:table-cell>
          <table:table-cell table:number-columns-repeated="1020"/>
        </table:table-row>
        <table:table-row table:style-name="ro1">
          <table:covered-table-cell table:style-name="ce16"/>
          <table:covered-table-cell table:style-name="ce22"/>
          <table:covered-table-cell table:style-name="ce28"/>
          <table:table-cell table:style-name="ce30" office:value-type="string" calcext:value-type="string">
            <text:p>·       NIST SP 800-53 Rev. 4 <text:span text:style-name="T1">CP-2, IR-4 </text:span></text:p>
          </table:table-cell>
          <table:table-cell table:number-columns-repeated="1020"/>
        </table:table-row>
        <table:table-row table:style-name="ro3">
          <table:table-cell table:number-columns-repeated="1024"/>
        </table:table-row>
        <table:table-row table:style-name="ro4" table:number-rows-repeated="30">
          <table:table-cell table:style-name="ce17"/>
          <table:table-cell table:number-columns-repeated="1023"/>
        </table:table-row>
        <table:table-row table:style-name="ro4">
          <table:table-cell table:style-name="ce18"/>
          <table:table-cell table:number-columns-repeated="1023"/>
        </table:table-row>
        <table:table-row table:style-name="ro3" table:number-rows-repeated="104803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hu" number:country="HU">
      <number:number number:decimal-places="0" loext:min-decimal-places="0" number:min-integer-digits="1" number:grouping="true"/>
      <number:text> Ft</number:text>
    </number:number-style>
    <number:number-style style:name="N10107" number:language="hu" number:country="HU">
      <number:text>-</number:text>
      <number:number number:decimal-places="0" loext:min-decimal-places="0" number:min-integer-digits="1" number:grouping="true"/>
      <number:text> Ft</number:text>
      <style:map style:condition="value()&gt;=0" style:apply-style-name="N10107P0"/>
    </number:number-style>
    <number:number-style style:name="N10108P0" style:volatile="true" number:language="hu" number:country="HU">
      <number:number number:decimal-places="0" loext:min-decimal-places="0" number:min-integer-digits="1" number:grouping="true"/>
      <number:text> Ft</number:text>
    </number:number-style>
    <number:number-style style:name="N10108" number:language="hu" number:country="HU">
      <style:text-properties fo:color="#ff0000"/>
      <number:text>-</number:text>
      <number:number number:decimal-places="0" loext:min-decimal-places="0" number:min-integer-digits="1" number:grouping="true"/>
      <number:text> Ft</number:text>
      <style:map style:condition="value()&gt;=0" style:apply-style-name="N10108P0"/>
    </number:number-style>
    <number:number-style style:name="N10109P0" style:volatile="true" number:language="hu" number:country="HU">
      <number:number number:decimal-places="2" loext:min-decimal-places="2" number:min-integer-digits="1" number:grouping="true"/>
      <number:text> Ft</number:text>
    </number:number-style>
    <number:number-style style:name="N10109" number:language="hu" number:country="HU">
      <number:text>-</number:text>
      <number:number number:decimal-places="2" loext:min-decimal-places="2" number:min-integer-digits="1" number:grouping="true"/>
      <number:text> Ft</number:text>
      <style:map style:condition="value()&gt;=0" style:apply-style-name="N10109P0"/>
    </number:number-style>
    <number:number-style style:name="N10110P0" style:volatile="true" number:language="hu" number:country="HU">
      <number:number number:decimal-places="2" loext:min-decimal-places="2" number:min-integer-digits="1" number:grouping="true"/>
      <number:text> Ft</number:text>
    </number:number-style>
    <number:number-style style:name="N10110" number:language="hu" number:country="HU">
      <style:text-properties fo:color="#ff0000"/>
      <number:text>-</number:text>
      <number:number number:decimal-places="2" loext:min-decimal-places="2" number:min-integer-digits="1" number:grouping="true"/>
      <number:text> Ft</number:text>
      <style:map style:condition="value()&gt;=0" style:apply-style-name="N10110P0"/>
    </number:number-style>
    <number:date-style style:name="N10111" number:language="hu" number:country="HU">
      <number:year number:style="long"/>
      <number:text>.</number:text>
      <number:month number:style="long"/>
      <number:text>.</number:text>
      <number:day number:style="long"/>
    </number:date-style>
    <number:date-style style:name="N10112" number:language="hu" number:country="HU">
      <number:day number:style="long"/>
      <number:text>.</number:text>
      <number:month number:textual="true"/>
      <number:text>.</number:text>
      <number:year/>
    </number:date-style>
    <number:date-style style:name="N10113" number:language="hu" number:country="HU">
      <number:day number:style="long"/>
      <number:text>.</number:text>
      <number:month number:textual="true"/>
    </number:date-style>
    <number:date-style style:name="N10114" number:language="hu" number:country="HU">
      <number:month number:textual="true"/>
      <number:text>.</number:text>
      <number:year/>
    </number:date-style>
    <number:time-style style:name="N10115" number:language="hu" number:country="HU">
      <number:hours/>
      <number:text>:</number:text>
      <number:minutes number:style="long"/>
      <number:text> </number:text>
      <number:am-pm/>
    </number:time-style>
    <number:time-style style:name="N10116" number:language="hu" number:country="HU">
      <number:hours/>
      <number:text>:</number:text>
      <number:minutes number:style="long"/>
      <number:text>:</number:text>
      <number:seconds number:style="long"/>
      <number:text> </number:text>
      <number:am-pm/>
    </number:time-style>
    <number:time-style style:name="N10117" number:language="hu" number:country="HU">
      <number:hours/>
      <number:text>:</number:text>
      <number:minutes number:style="long"/>
    </number:time-style>
    <number:time-style style:name="N10118" number:language="hu" number:country="HU">
      <number:hours/>
      <number:text>:</number:text>
      <number:minutes number:style="long"/>
      <number:text>:</number:text>
      <number:seconds number:style="long"/>
    </number:time-style>
    <number:date-style style:name="N10119" number:language="hu" number:country="HU">
      <number:year number:style="long"/>
      <number:text>.</number:text>
      <number:month number:style="long"/>
      <number:text>.</number:text>
      <number:day number:style="long"/>
      <number:text> </number:text>
      <number:hours/>
      <number:text>:</number:text>
      <number:minutes number:style="long"/>
    </number:date-style>
    <number:number-style style:name="N10120P0" style:volatile="true" number:language="hu" number:country="HU">
      <number:number number:decimal-places="0" loext:min-decimal-places="0" number:min-integer-digits="1" number:grouping="true"/>
      <number:text>    </number:text>
    </number:number-style>
    <number:number-style style:name="N10120" number:language="hu" number:country="HU">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hu" number:country="HU">
      <number:number number:decimal-places="0" loext:min-decimal-places="0" number:min-integer-digits="1" number:grouping="true"/>
      <number:text>    </number:text>
    </number:number-style>
    <number:number-style style:name="N10121" number:language="hu" number:country="HU">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hu" number:country="HU">
      <number:number number:decimal-places="2" loext:min-decimal-places="2" number:min-integer-digits="1" number:grouping="true"/>
      <number:text>    </number:text>
    </number:number-style>
    <number:number-style style:name="N10122" number:language="hu" number:country="HU">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hu" number:country="HU">
      <number:number number:decimal-places="2" loext:min-decimal-places="2" number:min-integer-digits="1" number:grouping="true"/>
      <number:text>    </number:text>
    </number:number-style>
    <number:number-style style:name="N10123" number:language="hu" number:country="HU">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hu" number:country="HU">
      <loext:text> </loext:text>
      <loext:fill-character> </loext:fill-character>
      <number:number number:decimal-places="0" loext:min-decimal-places="0" number:min-integer-digits="1" number:grouping="true"/>
      <number:text>     </number:text>
    </number:number-style>
    <number:number-style style:name="N10124P1" style:volatile="true" number:language="hu" number:country="HU">
      <loext:text>-</loext:text>
      <loext:fill-character> </loext:fill-character>
      <number:number number:decimal-places="0" loext:min-decimal-places="0" number:min-integer-digits="1" number:grouping="true"/>
      <number:text>     </number:text>
    </number:number-style>
    <number:number-style style:name="N10124P2" style:volatile="true" number:language="hu" number:country="HU">
      <loext:text> </loext:text>
      <loext:fill-character> </loext:fill-character>
      <number:text>-     </number:text>
    </number:number-style>
    <number:text-style style:name="N10124" number:language="hu" number:country="H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hu" number:country="HU">
      <loext:text> </loext:text>
      <loext:fill-character> </loext:fill-character>
      <number:number number:decimal-places="0" loext:min-decimal-places="0" number:min-integer-digits="1" number:grouping="true"/>
      <number:text> Ft </number:text>
    </number:number-style>
    <number:number-style style:name="N10125P1" style:volatile="true" number:language="hu" number:country="HU">
      <loext:text>-</loext:text>
      <loext:fill-character> </loext:fill-character>
      <number:number number:decimal-places="0" loext:min-decimal-places="0" number:min-integer-digits="1" number:grouping="true"/>
      <number:text> Ft </number:text>
    </number:number-style>
    <number:number-style style:name="N10125P2" style:volatile="true" number:language="hu" number:country="HU">
      <loext:text> </loext:text>
      <loext:fill-character> </loext:fill-character>
      <number:text>- Ft </number:text>
    </number:number-style>
    <number:text-style style:name="N10125" number:language="hu" number:country="HU">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hu" number:country="HU">
      <loext:text> </loext:text>
      <loext:fill-character> </loext:fill-character>
      <number:number number:decimal-places="2" loext:min-decimal-places="2" number:min-integer-digits="1" number:grouping="true"/>
      <number:text>     </number:text>
    </number:number-style>
    <number:number-style style:name="N10126P1" style:volatile="true" number:language="hu" number:country="HU">
      <loext:text>-</loext:text>
      <loext:fill-character> </loext:fill-character>
      <number:number number:decimal-places="2" loext:min-decimal-places="2" number:min-integer-digits="1" number:grouping="true"/>
      <number:text>     </number:text>
    </number:number-style>
    <number:number-style style:name="N10126P2" style:volatile="true" number:language="hu" number:country="HU">
      <loext:text> </loext:text>
      <loext:fill-character> </loext:fill-character>
      <number:text>-</number:text>
      <number:number number:decimal-places="0" loext:min-decimal-places="0" number:min-integer-digits="0"/>
      <number:text>     </number:text>
    </number:number-style>
    <number:text-style style:name="N10126" number:language="hu" number:country="HU">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hu" number:country="HU">
      <loext:text> </loext:text>
      <loext:fill-character> </loext:fill-character>
      <number:number number:decimal-places="2" loext:min-decimal-places="2" number:min-integer-digits="1" number:grouping="true"/>
      <number:text> Ft </number:text>
    </number:number-style>
    <number:number-style style:name="N10127P1" style:volatile="true" number:language="hu" number:country="HU">
      <loext:text>-</loext:text>
      <loext:fill-character> </loext:fill-character>
      <number:number number:decimal-places="2" loext:min-decimal-places="2" number:min-integer-digits="1" number:grouping="true"/>
      <number:text> Ft </number:text>
    </number:number-style>
    <number:number-style style:name="N10127P2" style:volatile="true" number:language="hu" number:country="HU">
      <loext:text> </loext:text>
      <loext:fill-character> </loext:fill-character>
      <number:text>-</number:text>
      <number:number number:decimal-places="0" loext:min-decimal-places="0" number:min-integer-digits="0"/>
      <number:text> Ft </number:text>
    </number:number-style>
    <number:text-style style:name="N10127" number:language="hu" number:country="HU">
      <number:text> </number:text>
      <number:text-content/>
      <number:text> </number:text>
      <style:map style:condition="value()&gt;0" style:apply-style-name="N10127P0"/>
      <style:map style:condition="value()&lt;0" style:apply-style-name="N10127P1"/>
      <style:map style:condition="value()=0" style:apply-style-name="N10127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R. Topper</meta:initial-creator>
    <meta:creation-date>2018-04-16T16:42:20</meta:creation-date>
    <dc:date>2018-08-20T20:19:10.381061643</dc:date>
    <meta:generator>LibreOffice/6.0.3.2$Linux_X86_64 LibreOffice_project/00m0$Build-2</meta:generator>
    <meta:editing-duration>PT2H53M54S</meta:editing-duration>
    <meta:editing-cycles>2</meta:editing-cycles>
    <meta:document-statistic meta:table-count="1" meta:cell-count="64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